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language-asian="es" style:country-asian="ES"/>
    </style:style>
    <style:style style:name="P2"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fo:language="en" fo:country="US" style:language-asian="es" style:country-asian="ES"/>
    </style:style>
    <style:style style:name="P8" style:parent-style-name="Normal" style:family="paragraph">
      <style:text-properties style:font-name-complex="Calibri" fo:font-size="12pt" style:font-size-asian="12pt" style:font-size-complex="12pt" fo:language="en" fo:country="US" style:language-asian="es" style:country-asian="ES"/>
    </style:style>
    <style:style style:name="T9" style:parent-style-name="DefaultParagraphFont" style:family="text">
      <style:text-properties style:font-name-complex="Calibri"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T11" style:parent-style-name="Hyperlink" style:family="text">
      <style:text-properties style:font-name-complex="Calibri" fo:font-size="12pt" style:font-size-asian="12pt" style:font-size-complex="12pt" fo:language="en" fo:country="US" style:language-asian="es" style:country-asian="ES"/>
    </style:style>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T13" style:parent-style-name="DefaultParagraphFont" style:family="text">
      <style:text-properties style:font-name-complex="Calibri" fo:font-size="12pt" style:font-size-asian="12pt" style:font-size-complex="12pt" fo:language="en" fo:country="US" style:language-asian="es" style:country-asian="ES"/>
    </style:style>
    <style:style style:name="P14" style:parent-style-name="Normal" style:family="paragraph">
      <style:text-properties style:font-name-complex="Calibri" fo:font-size="14pt" style:font-size-asian="14pt" style:font-size-complex="14pt" fo:language="en" fo:country="US" style:language-asian="es" style:country-asian="ES"/>
    </style:style>
    <style:style style:name="P15" style:parent-style-name="Normal" style:family="paragraph">
      <style:text-properties style:font-name-complex="Calibri" fo:font-size="14pt" style:font-size-asian="14pt" style:font-size-complex="14pt" fo:language="en" fo:country="US" style:language-asian="es" style:country-asian="ES"/>
    </style:style>
    <style:style style:name="P16" style:parent-style-name="ListParagraph" style:family="paragraph">
      <style:text-properties style:font-name-complex="Calibri" fo:font-size="12pt" style:font-size-asian="12pt" style:font-size-complex="12pt" fo:language="en" fo:country="US"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ListParagraph" style:family="paragraph">
      <style:text-properties style:font-name-complex="Calibri" fo:font-size="12pt" style:font-size-asian="12pt" style:font-size-complex="12pt" fo:language="en" fo:country="US" style:language-asian="es" style:country-asian="ES"/>
    </style:style>
    <style:style style:name="P20" style:parent-style-name="ListParagraph" style:family="paragraph"/>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T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 style:parent-style-name="DefaultParagraphFont" style:family="text">
      <style:text-properties style:font-name-complex="Calibri" fo:font-size="12pt" style:font-size-asian="12pt" style:font-size-complex="12pt" fo:language="en" fo:country="US" style:language-asian="es" style:country-asian="ES"/>
    </style:style>
    <style:style style:name="P24" style:parent-style-name="ListParagraph" style:family="paragraph">
      <style:text-properties style:font-name-complex="Calibri" fo:font-size="12pt" style:font-size-asian="12pt" style:font-size-complex="12pt" fo:language="en" fo:country="US" style:language-asian="es" style:country-asian="ES"/>
    </style:style>
    <style:style style:name="P25" style:parent-style-name="Normal" style:family="paragraph">
      <style:text-properties style:font-name-complex="Calibri" fo:font-size="14pt" style:font-size-asian="14pt" style:font-size-complex="14pt" fo:language="en" fo:country="US" style:language-asian="es" style:country-asian="ES"/>
    </style:style>
    <style:style style:name="P26" style:parent-style-name="Normal" style:family="paragraph">
      <style:text-properties style:font-name-complex="Calibri" fo:font-size="14pt" style:font-size-asian="14pt" style:font-size-complex="14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Normal" style:family="paragraph">
      <style:text-properties style:font-name-complex="Calibri" fo:font-size="12pt" style:font-size-asian="12pt" style:font-size-complex="12pt" fo:language="en" fo:country="US"/>
    </style:style>
    <style:style style:name="P29" style:parent-style-name="Normal" style:family="paragraph">
      <style:paragraph-properties fo:break-before="page"/>
      <style:text-properties style:font-name-complex="Calibri" fo:font-size="12pt" style:font-size-asian="12pt" style:font-size-complex="12pt" fo:language="en" fo:country="US"/>
    </style:style>
    <style:style style:name="P30"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1" style:parent-style-name="Normal" style:family="paragraph">
      <style:text-properties style:font-name-complex="Calibri" fo:font-size="12pt" style:font-size-asian="12pt" style:font-size-complex="12pt" fo:language="en" fo:country="US" style:language-asian="es" style:country-asian="ES"/>
    </style:style>
    <style:style style:name="P32" style:parent-style-name="ListParagraph" style:family="paragraph"/>
    <style:style style:name="T33" style:parent-style-name="DefaultParagraphFont" style:family="text">
      <style:text-properties style:font-name-complex="Calibri" fo:font-size="12pt" style:font-size-asian="12pt" style:font-size-complex="12pt" fo:language="en" fo:country="US" style:language-asian="es" style:country-asian="ES"/>
    </style:style>
    <style:style style:name="T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 style:parent-style-name="DefaultParagraphFont" style:family="text">
      <style:text-properties style:font-name-complex="Calibri" fo:font-size="12pt" style:font-size-asian="12pt" style:font-size-complex="12pt" fo:language="en" fo:country="US" style:language-asian="es" style:country-asian="ES"/>
    </style:style>
    <style:style style:name="TableColumn37" style:family="table-column">
      <style:table-column-properties style:column-width="5.8986in"/>
    </style:style>
    <style:style style:name="Table36" style:family="table">
      <style:table-properties style:width="5.8986in" fo:margin-left="0in" table:align="lef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4" style:parent-style-name="Normal" style:family="paragraph">
      <style:text-properties style:font-name-complex="Calibri" fo:font-size="12pt" style:font-size-asian="12pt" style:font-size-complex="12pt" fo:language="en" fo:country="US" style:language-asian="es" style:country-asian="ES"/>
    </style:style>
    <style:style style:name="P45" style:parent-style-name="Normal" style:family="paragraph">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7" style:parent-style-name="Normal" style:family="paragraph">
      <style:text-properties style:font-name-complex="Calibri" fo:font-size="12pt" style:font-size-asian="12pt" style:font-size-complex="12pt" fo:language="en" fo:country="US" style:language-asian="es" style:country-asian="ES"/>
    </style:style>
    <style:style style:name="TableColumn49" style:family="table-column">
      <style:table-column-properties style:column-width="5.8986in"/>
    </style:style>
    <style:style style:name="Table48" style:family="table">
      <style:table-properties style:width="5.8986in" fo:margin-left="0in" table:align="lef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3" style:parent-style-name="Normal" style:family="paragraph">
      <style:text-properties style:font-name-complex="Calibri" fo:font-size="12pt" style:font-size-asian="12pt" style:font-size-complex="12pt" fo:language="en" fo:country="US" style:language-asian="es" style:country-asian="ES"/>
    </style:style>
    <style:style style:name="P54" style:parent-style-name="ListParagraph" style:family="paragraph">
      <style:text-properties style:font-name-complex="Calibri" fo:font-size="12pt" style:font-size-asian="12pt" style:font-size-complex="12pt" fo:language="en" fo:country="US" style:language-asian="es" style:country-asian="ES"/>
    </style:style>
    <style:style style:name="P55" style:parent-style-name="ListParagraph" style:family="paragraph">
      <style:text-properties style:font-name-complex="Calibri" fo:font-size="12pt" style:font-size-asian="12pt" style:font-size-complex="12pt" fo:language="en" fo:country="US" style:language-asian="es" style:country-asian="ES"/>
    </style:style>
    <style:style style:name="T5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7" style:parent-style-name="DefaultParagraphFont" style:family="text">
      <style:text-properties style:font-name-complex="Calibri" fo:font-size="12pt" style:font-size-asian="12pt" style:font-size-complex="12pt" fo:language="en" fo:country="US" style:language-asian="es" style:country-asian="ES"/>
    </style:style>
    <style:style style:name="P58" style:parent-style-name="Normal" style:family="paragraph">
      <style:text-properties style:font-name-complex="Calibri" fo:font-size="12pt" style:font-size-asian="12pt" style:font-size-complex="12pt" fo:language="en" fo:country="US" style:language-asian="es" style:country-asian="ES"/>
    </style:style>
    <style:style style:name="TableColumn60" style:family="table-column">
      <style:table-column-properties style:column-width="5.8986in"/>
    </style:style>
    <style:style style:name="Table59" style:family="table">
      <style:table-properties style:width="5.8986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4" style:parent-style-name="Normal" style:family="paragraph">
      <style:text-properties style:font-name-complex="Calibri" fo:font-size="12pt" style:font-size-asian="12pt" style:font-size-complex="12pt" fo:language="en" fo:country="US" style:language-asian="es" style:country-asian="ES"/>
    </style:style>
    <style:style style:name="P65" style:parent-style-name="Normal" style:family="paragraph">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 style:parent-style-name="DefaultParagraphFont" style:family="text">
      <style:text-properties style:font-name-complex="Calibri" fo:font-size="12pt" style:font-size-asian="12pt" style:font-size-complex="12pt" fo:language="en" fo:country="US" style:language-asian="es" style:country-asian="ES"/>
    </style:style>
    <style:style style:name="T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 style:parent-style-name="DefaultParagraphFont" style:family="text">
      <style:text-properties style:font-name-complex="Calibri" fo:font-size="12pt" style:font-size-asian="12pt" style:font-size-complex="12pt" fo:language="en" fo:country="US" style:language-asian="es" style:country-asian="ES"/>
    </style:style>
    <style:style style:name="TableColumn73" style:family="table-column">
      <style:table-column-properties style:column-width="5.8986in"/>
    </style:style>
    <style:style style:name="Table72" style:family="table">
      <style:table-properties style:width="5.8986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7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84" style:parent-style-name="DefaultParagraphFont" style:family="text">
      <style:text-properties style:font-name="Consolas" style:font-name-complex="Calibri" fo:font-size="12pt" style:font-size-asian="12pt" style:font-size-complex="12pt" style:language-asian="es" style:country-asian="ES"/>
    </style:style>
    <style:style style:name="T85" style:parent-style-name="DefaultParagraphFont" style:family="text">
      <style:text-properties style:font-name="Consolas" style:font-name-complex="Calibri" fo:font-size="12pt" style:font-size-asian="12pt" style:font-size-complex="12pt" style:language-asian="es" style:country-asian="ES"/>
    </style:style>
    <style:style style:name="T86" style:parent-style-name="DefaultParagraphFont" style:family="text">
      <style:text-properties style:font-name="Consolas" style:font-name-complex="Calibri" fo:font-size="12pt" style:font-size-asian="12pt" style:font-size-complex="12pt" style:language-asian="es" style:country-asian="ES"/>
    </style:style>
    <style:style style:name="T87" style:parent-style-name="DefaultParagraphFont" style:family="text">
      <style:text-properties style:font-name="Consolas" style:font-name-complex="Calibri" fo:font-size="12pt" style:font-size-asian="12pt" style:font-size-complex="12pt" style:language-asian="es" style:country-asian="ES"/>
    </style:style>
    <style:style style:name="P88" style:parent-style-name="Normal" style:family="paragraph">
      <style:text-properties style:font-name-complex="Calibri" fo:font-size="12pt" style:font-size-asian="12pt" style:font-size-complex="12pt" style:language-asian="es" style:country-asian="ES"/>
    </style:style>
    <style:style style:name="P89" style:parent-style-name="ListParagraph" style:family="paragraph">
      <style:text-properties style:font-name-complex="Calibri" fo:font-size="12pt" style:font-size-asian="12pt" style:font-size-complex="12pt" fo:language="en" fo:country="US" style:language-asian="es" style:country-asian="ES"/>
    </style:style>
    <style:style style:name="P90" style:parent-style-name="ListParagraph" style:family="paragraph">
      <style:text-properties style:font-name-complex="Calibri" fo:font-size="12pt" style:font-size-asian="12pt" style:font-size-complex="12pt" fo:language="en" fo:country="US" style:language-asian="es" style:country-asian="ES"/>
    </style:style>
    <style:style style:name="T9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P93" style:parent-style-name="Normal" style:family="paragraph">
      <style:text-properties style:font-name-complex="Calibri" fo:font-size="12pt" style:font-size-asian="12pt" style:font-size-complex="12pt" fo:language="en" fo:country="US" style:language-asian="es" style:country-asian="ES"/>
    </style:style>
    <style:style style:name="TableColumn95" style:family="table-column">
      <style:table-column-properties style:column-width="5.8986in"/>
    </style:style>
    <style:style style:name="Table94" style:family="table">
      <style:table-properties style:width="5.8986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00" style:parent-style-name="DefaultParagraphFont" style:family="text">
      <style:text-properties style:font-name="Consolas" style:font-name-complex="Calibri" fo:font-size="12pt" style:font-size-asian="12pt" style:font-size-complex="12pt" style:language-asian="es" style:country-asian="ES"/>
    </style:style>
    <style:style style:name="P101" style:parent-style-name="Normal" style:family="paragraph">
      <style:text-properties style:font-name-complex="Calibri" fo:font-size="12pt" style:font-size-asian="12pt" style:font-size-complex="12pt" style:language-asian="es" style:country-asian="ES"/>
    </style:style>
    <style:style style:name="P102" style:parent-style-name="Normal" style:family="paragraph">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T106" style:parent-style-name="DefaultParagraphFont" style:family="text">
      <style:text-properties style:font-name="Courier New" style:font-name-complex="Courier New"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urier New" style:font-name-complex="Courier New"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TableColumn113" style:family="table-column">
      <style:table-column-properties style:column-width="5.8986in"/>
    </style:style>
    <style:style style:name="Table112" style:family="table">
      <style:table-properties style:width="5.8986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17" style:parent-style-name="Normal" style:family="paragraph">
      <style:text-properties style:font-name-complex="Calibri" fo:font-size="12pt" style:font-size-asian="12pt" style:font-size-complex="12pt" fo:language="en" fo:country="US"/>
    </style:style>
    <style:style style:name="P118" style:parent-style-name="Normal" style:family="paragraph">
      <style:text-properties style:font-name-complex="Calibri" fo:font-size="14pt" style:font-size-asian="14pt" style:font-size-complex="14pt"/>
    </style:style>
    <style:style style:name="P119" style:parent-style-name="Normal" style:family="paragraph">
      <style:text-properties style:font-name-complex="Calibri" fo:font-size="14pt" style:font-size-asian="14pt" style:font-size-complex="14pt"/>
    </style:style>
    <style:style style:name="P120" style:parent-style-name="ListParagraph" style:family="paragraph">
      <style:text-properties style:font-name-complex="Calibri" fo:font-size="12pt" style:font-size-asian="12pt" style:font-size-complex="12pt" fo:language="en" fo:country="US"/>
    </style:style>
    <style:style style:name="P121" style:parent-style-name="Normal" style:family="paragraph">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Normal" style:family="paragraph">
      <style:text-properties style:font-name-complex="Calibri" fo:font-size="14pt" style:font-size-asian="14pt" style:font-size-complex="14pt" fo:language="en" fo:country="US"/>
    </style:style>
    <style:style style:name="P125" style:parent-style-name="Normal" style:family="paragraph">
      <style:text-properties style:font-name-complex="Calibri" fo:font-size="14pt" style:font-size-asian="14pt" style:font-size-complex="14pt" fo:language="en" fo:country="US"/>
    </style:style>
    <style:style style:name="P126" style:parent-style-name="Normal" style:family="paragraph">
      <style:text-properties style:font-name-complex="Calibri" fo:font-size="12pt" style:font-size-asian="12pt" style:font-size-complex="12pt" fo:language="en" fo:country="US"/>
    </style:style>
    <style:style style:name="P127" style:parent-style-name="ListParagraph" style:family="paragraph">
      <style:text-properties style:font-name-complex="Calibri" fo:font-size="12pt" style:font-size-asian="12pt" style:font-size-complex="12pt" fo:language="en" fo:country="US"/>
    </style:style>
    <style:style style:name="TableColumn129" style:family="table-column">
      <style:table-column-properties style:column-width="5.8986in"/>
    </style:style>
    <style:style style:name="Table128" style:family="table">
      <style:table-properties style:width="5.8986in" fo:margin-left="0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33" style:parent-style-name="Normal" style:family="paragraph">
      <style:text-properties style:font-name-complex="Calibri" fo:font-size="12pt" style:font-size-asian="12pt" style:font-size-complex="12pt" fo:language="en" fo:country="US"/>
    </style:style>
    <style:style style:name="P134" style:parent-style-name="Normal" style:family="paragraph">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136" style:parent-style-name="DefaultParagraphFont" style:family="text">
      <style:text-properties style:font-name-complex="Calibri" fo:font-size="12pt" style:font-size-asian="12pt" style:font-size-complex="12pt" fo:language="en" fo:country="US" style:language-asian="es" style:country-asian="ES"/>
    </style:style>
    <style:style style:name="T1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 style:parent-style-name="DefaultParagraphFont" style:family="text">
      <style:text-properties style:font-name-complex="Calibri" fo:font-size="12pt" style:font-size-asian="12pt" style:font-size-complex="12pt" fo:language="en" fo:country="US" style:language-asian="es" style:country-asian="ES"/>
    </style:style>
    <style:style style:name="T1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ableColumn142" style:family="table-column">
      <style:table-column-properties style:column-width="5.8986in"/>
    </style:style>
    <style:style style:name="Table141" style:family="table">
      <style:table-properties style:width="5.8986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14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4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4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4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nsolas" style:font-name-complex="Calibri" fo:font-size="12pt" style:font-size-asian="12pt" style:font-size-complex="12pt" style:language-asian="es" style:country-asian="ES"/>
    </style:style>
    <style:style style:name="T152" style:parent-style-name="DefaultParagraphFont" style:family="text">
      <style:text-properties style:font-name="Consolas" style:font-name-complex="Calibri" fo:font-size="12pt" style:font-size-asian="12pt" style:font-size-complex="12pt" style:language-asian="es" style:country-asian="ES"/>
    </style:style>
    <style:style style:name="P153" style:parent-style-name="Normal" style:family="paragraph">
      <style:text-properties style:font-name-complex="Calibri" fo:font-size="12pt" style:font-size-asian="12pt" style:font-size-complex="12pt" style:language-asian="es" style:country-asian="ES"/>
    </style:style>
    <style:style style:name="P154" style:parent-style-name="ListParagraph" style:family="paragraph">
      <style:text-properties style:font-name-complex="Calibri" fo:font-size="12pt" style:font-size-asian="12pt" style:font-size-complex="12pt" fo:language="en" fo:country="US" style:language-asian="es" style:country-asian="ES"/>
    </style:style>
    <style:style style:name="P155" style:parent-style-name="ListParagraph" style:family="paragraph">
      <style:text-properties style:font-name-complex="Calibri" fo:font-size="12pt" style:font-size-asian="12pt" style:font-size-complex="12pt" fo:language="en" fo:country="US" style:language-asian="es" style:country-asian="ES"/>
    </style:style>
    <style:style style:name="P156" style:parent-style-name="Normal" style:family="paragraph">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58" style:parent-style-name="Normal" style:family="paragraph">
      <style:text-properties style:font-name-complex="Calibri" fo:font-size="12pt" style:font-size-asian="12pt" style:font-size-complex="12pt" fo:language="en" fo:country="US"/>
    </style:style>
    <style:style style:name="P159" style:parent-style-name="Normal" style:family="paragraph">
      <style:text-properties style:font-name-complex="Calibri" fo:font-size="14pt" style:font-size-asian="14pt" style:font-size-complex="14pt" fo:language="en" fo:country="US"/>
    </style:style>
    <style:style style:name="P160" style:parent-style-name="Normal" style:family="paragraph">
      <style:text-properties style:font-name-complex="Calibri" fo:font-size="14pt" style:font-size-asian="14pt" style:font-size-complex="14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urier New" style:font-name-complex="Courier New"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TableColumn165" style:family="table-column">
      <style:table-column-properties style:column-width="5.8986in"/>
    </style:style>
    <style:style style:name="Table164" style:family="table">
      <style:table-properties style:width="5.8986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69" style:parent-style-name="Normal" style:family="paragraph">
      <style:text-properties style:font-name-complex="Calibri" fo:font-size="12pt" style:font-size-asian="12pt" style:font-size-complex="12pt" fo:language="en" fo:country="US"/>
    </style:style>
    <style:style style:name="P170" style:parent-style-name="ListParagraph" style:family="paragraph">
      <style:text-properties style:font-name-complex="Calibri" fo:font-size="12pt" style:font-size-asian="12pt" style:font-size-complex="12pt" fo:language="en" fo:country="US"/>
    </style:style>
    <style:style style:name="TableColumn172" style:family="table-column">
      <style:table-column-properties style:column-width="5.8986in"/>
    </style:style>
    <style:style style:name="Table171" style:family="table">
      <style:table-properties style:width="5.8986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76" style:parent-style-name="Normal" style:family="paragraph">
      <style:text-properties style:font-name-complex="Calibri" fo:font-size="14pt" style:font-size-asian="14pt" style:font-size-complex="14pt" fo:language="en" fo:country="US"/>
    </style:style>
    <style:style style:name="P177" style:parent-style-name="Normal" style:family="paragraph">
      <style:text-properties style:font-name-complex="Calibri" fo:font-size="14pt" style:font-size-asian="14pt" style:font-size-complex="14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urier New" style:font-name-complex="Courier New"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urier New" style:font-name-complex="Courier New"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urier New" style:font-name-complex="Courier New"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urier New" style:font-name-complex="Courier New"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ableColumn191" style:family="table-column">
      <style:table-column-properties style:column-width="5.8986in"/>
    </style:style>
    <style:style style:name="Table190" style:family="table">
      <style:table-properties style:width="5.8986in" fo:margin-left="0in" table:align="lef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9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9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97" style:parent-style-name="Normal" style:family="paragraph">
      <style:text-properties style:font-name-complex="Calibri" fo:font-size="12pt" style:font-size-asian="12pt" style:font-size-complex="12pt" fo:language="en" fo:country="US"/>
    </style:style>
    <style:style style:name="P198" style:parent-style-name="ListParagraph" style:family="paragraph">
      <style:text-properties style:font-name-complex="Calibri" fo:font-size="12pt" style:font-size-asian="12pt" style:font-size-complex="12pt" fo:language="en" fo:country="US"/>
    </style:style>
    <style:style style:name="TableColumn200" style:family="table-column">
      <style:table-column-properties style:column-width="5.8986in"/>
    </style:style>
    <style:style style:name="Table199" style:family="table">
      <style:table-properties style:width="5.8986in" fo:margin-left="0in" table:align="lef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0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05" style:parent-style-name="Normal" style:family="paragraph">
      <style:text-properties style:font-name-complex="Calibri" fo:font-size="14pt" style:font-size-asian="14pt" style:font-size-complex="14pt" fo:language="en" fo:country="US"/>
    </style:style>
    <style:style style:name="P206" style:parent-style-name="Normal" style:family="paragraph">
      <style:text-properties style:font-name-complex="Calibri" fo:font-size="14pt" style:font-size-asian="14pt" style:font-size-complex="14pt" fo:language="en" fo:country="US"/>
    </style:style>
    <style:style style:name="P207" style:parent-style-name="Normal" style:family="paragraph">
      <style:text-properties style:font-name-complex="Calibri" fo:font-size="12pt" style:font-size-asian="12pt" style:font-size-complex="12pt" fo:language="en" fo:country="US"/>
    </style:style>
    <style:style style:name="P208" style:parent-style-name="ListParagraph" style:family="paragraph"/>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urier New" style:font-name-complex="Courier New"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urier New" style:font-name-complex="Courier New"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urier New" style:font-name-complex="Courier New"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urier New" style:font-name-complex="Courier New"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style:style>
    <style:style style:name="P223" style:parent-style-name="Normal" style:family="paragraph">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225" style:parent-style-name="Normal" style:family="paragraph">
      <style:text-properties style:font-name-complex="Calibri" fo:font-size="12pt" style:font-size-asian="12pt" style:font-size-complex="12pt" fo:language="en" fo:country="US"/>
    </style:style>
    <style:style style:name="P226" style:parent-style-name="Normal" style:family="paragraph">
      <style:text-properties style:font-name-complex="Calibri" fo:font-size="12pt" style:font-size-asian="12pt" style:font-size-complex="12pt" fo:language="en" fo:country="US"/>
    </style:style>
    <style:style style:name="TableColumn228" style:family="table-column">
      <style:table-column-properties style:column-width="5.8986in"/>
    </style:style>
    <style:style style:name="Table227" style:family="table">
      <style:table-properties style:width="5.8986in" fo:margin-left="0in" table:align="lef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32" style:parent-style-name="Normal" style:family="paragraph">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T234" style:parent-style-name="DefaultParagraphFont" style:family="text">
      <style:text-properties style:font-name="Courier New" style:font-name-complex="Courier New"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urier New" style:font-name-complex="Courier New"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urier New" style:font-name-complex="Courier New" fo:font-size="12pt" style:font-size-asian="12pt" style:font-size-complex="12pt" fo:language="en" fo:country="US"/>
    </style:style>
    <style:style style:name="T240" style:parent-style-name="DefaultParagraphFont" style:family="text">
      <style:text-properties style:font-name-complex="Calibri" fo:font-size="12pt" style:font-size-asian="12pt" style:font-size-complex="12pt" fo:language="en" fo:country="US"/>
    </style:style>
    <style:style style:name="T241" style:parent-style-name="DefaultParagraphFont" style:family="text">
      <style:text-properties style:font-name="Courier New" style:font-name-complex="Courier New"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urier New" style:font-name-complex="Courier New"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urier New" style:font-name-complex="Courier New"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text-properties style:font-name-complex="Calibri" fo:font-size="12pt" style:font-size-asian="12pt" style:font-size-complex="12pt" fo:language="en" fo:country="US"/>
    </style:style>
    <style:style style:name="P248" style:parent-style-name="Normal" style:family="paragraph">
      <style:text-properties style:font-name-complex="Calibri" fo:font-size="14pt" style:font-size-asian="14pt" style:font-size-complex="14pt"/>
    </style:style>
    <style:style style:name="P249" style:parent-style-name="Normal" style:family="paragraph">
      <style:text-properties style:font-name-complex="Calibri" fo:font-size="14pt" style:font-size-asian="14pt" style:font-size-complex="14pt"/>
    </style:style>
    <style:style style:name="P250" style:parent-style-name="ListParagraph" style:family="paragraph"/>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urier New" style:font-name-complex="Courier New"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TableColumn255" style:family="table-column">
      <style:table-column-properties style:column-width="5.8986in"/>
    </style:style>
    <style:style style:name="Table254" style:family="table">
      <style:table-properties style:width="5.8986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5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6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61" style:parent-style-name="Normal" style:family="paragraph">
      <style:text-properties style:font-name-complex="Calibri" fo:font-size="12pt" style:font-size-asian="12pt" style:font-size-complex="12pt" fo:language="en" fo:country="US"/>
    </style:style>
    <style:style style:name="P262" style:parent-style-name="ListParagraph" style:family="paragraph">
      <style:text-properties style:font-name-complex="Calibri" fo:font-size="12pt" style:font-size-asian="12pt" style:font-size-complex="12pt" fo:language="en" fo:country="US"/>
    </style:style>
    <style:style style:name="TableColumn264" style:family="table-column">
      <style:table-column-properties style:column-width="5.8986in"/>
    </style:style>
    <style:style style:name="Table263" style:family="table">
      <style:table-properties style:width="5.8986in" fo:margin-left="0in" table:align="lef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68" style:parent-style-name="Normal" style:family="paragraph">
      <style:text-properties style:font-name-complex="Calibri" fo:font-size="12pt" style:font-size-asian="12pt" style:font-size-complex="12pt" fo:language="en" fo:country="US"/>
    </style:style>
    <style:style style:name="P269" style:parent-style-name="Normal" style:family="paragraph">
      <style:text-properties style:font-name-complex="Calibri" fo:font-size="14pt" style:font-size-asian="14pt" style:font-size-complex="14pt" fo:language="en" fo:country="US"/>
    </style:style>
    <style:style style:name="P270" style:parent-style-name="Normal" style:family="paragraph">
      <style:text-properties style:font-name-complex="Calibri" fo:font-size="14pt" style:font-size-asian="14pt" style:font-size-complex="14pt" fo:language="en" fo:country="US"/>
    </style:style>
    <style:style style:name="P271" style:parent-style-name="Normal" style:family="paragraph">
      <style:text-properties style:font-name-complex="Calibri" fo:font-size="14pt" style:font-size-asian="14pt" style:font-size-complex="14pt" fo:language="en" fo:country="US"/>
    </style:style>
    <style:style style:name="P272" style:parent-style-name="Normal" style:family="paragraph">
      <style:text-properties style:font-name-complex="Calibri" fo:font-size="14pt" style:font-size-asian="14pt" style:font-size-complex="14pt" fo:language="en" fo:country="US"/>
    </style:style>
    <style:style style:name="T273" style:parent-style-name="DefaultParagraphFont" style:family="text">
      <style:text-properties style:font-name-complex="Calibri" fo:font-size="12pt" style:font-size-asian="12pt" style:font-size-complex="12pt" fo:language="en" fo:country="US"/>
    </style:style>
    <style:style style:name="T274" style:parent-style-name="DefaultParagraphFont" style:family="text">
      <style:text-properties style:font-name="Courier New" style:font-name-complex="Courier New"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urier New" style:font-name-complex="Courier New"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ListParagraph" style:family="paragraph">
      <style:text-properties style:font-name-complex="Calibri" fo:font-size="12pt" style:font-size-asian="12pt" style:font-size-complex="12pt" fo:language="en" fo:country="US"/>
    </style:style>
    <style:style style:name="TableColumn280" style:family="table-column">
      <style:table-column-properties style:column-width="5.8986in"/>
    </style:style>
    <style:style style:name="Table279" style:family="table">
      <style:table-properties style:width="5.8986in" fo:margin-left="0in" table:align="lef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88" style:parent-style-name="Normal" style:family="paragraph">
      <style:text-properties style:font-name-complex="Calibri" fo:font-size="12pt" style:font-size-asian="12pt" style:font-size-complex="12pt" fo:language="en" fo:country="US"/>
    </style:style>
    <style:style style:name="P289" style:parent-style-name="ListParagraph" style:family="paragraph"/>
    <style:style style:name="T290" style:parent-style-name="DefaultParagraphFont" style:family="text">
      <style:text-properties style:font-name-complex="Calibri" fo:font-size="12pt" style:font-size-asian="12pt" style:font-size-complex="12pt" fo:language="en" fo:country="US"/>
    </style:style>
    <style:style style:name="T291" style:parent-style-name="DefaultParagraphFont" style:family="text">
      <style:text-properties style:font-name="Courier New" style:font-name-complex="Courier New" fo:font-size="12pt" style:font-size-asian="12pt" style:font-size-complex="12pt" fo:language="en" fo:country="US"/>
    </style:style>
    <style:style style:name="T292" style:parent-style-name="DefaultParagraphFont" style:family="text">
      <style:text-properties style:font-name-complex="Calibri" fo:font-size="12pt" style:font-size-asian="12pt" style:font-size-complex="12pt" fo:language="en" fo:country="US"/>
    </style:style>
    <style:style style:name="TableColumn294" style:family="table-column">
      <style:table-column-properties style:column-width="5.8986in"/>
    </style:style>
    <style:style style:name="Table293" style:family="table">
      <style:table-properties style:width="5.8986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98" style:parent-style-name="Normal" style:family="paragraph">
      <style:text-properties style:font-name-complex="Calibri" fo:font-size="12pt" style:font-size-asian="12pt" style:font-size-complex="12pt" fo:language="en" fo:country="US"/>
    </style:style>
    <style:style style:name="T29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00" style:parent-style-name="Normal" style:family="paragraph">
      <style:text-properties style:font-name-complex="Calibri" fo:font-size="12pt" style:font-size-asian="12pt" style:font-size-complex="12pt" fo:language="en" fo:country="US" style:language-asian="es" style:country-asian="ES"/>
    </style:style>
    <style:style style:name="P301" style:parent-style-name="ListParagraph" style:family="paragraph">
      <style:text-properties style:font-name-complex="Calibri" fo:font-size="12pt" style:font-size-asian="12pt" style:font-size-complex="12pt" fo:language="en" fo:country="US" style:language-asian="es" style:country-asian="ES"/>
    </style:style>
    <style:style style:name="TableColumn303" style:family="table-column">
      <style:table-column-properties style:column-width="5.8986in"/>
    </style:style>
    <style:style style:name="Table302" style:family="table">
      <style:table-properties style:width="5.8986in" fo:margin-left="0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07" style:parent-style-name="Normal" style:family="paragraph">
      <style:text-properties style:font-name-complex="Calibri" fo:font-size="12pt" style:font-size-asian="12pt" style:font-size-complex="12pt" fo:language="en" fo:country="US" style:language-asian="es" style:country-asian="ES"/>
    </style:style>
    <style:style style:name="P308" style:parent-style-name="Normal" style:family="paragraph">
      <style:text-properties style:font-name-complex="Calibri" fo:font-size="12pt" style:font-size-asian="12pt" style:font-size-complex="12pt" fo:language="en" fo:country="US"/>
    </style:style>
    <style:style style:name="T30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10" style:parent-style-name="Normal" style:family="paragraph">
      <style:text-properties style:font-name-complex="Calibri" fo:font-size="12pt" style:font-size-asian="12pt" style:font-size-complex="12pt" fo:language="en" fo:country="US" style:language-asian="es" style:country-asian="ES"/>
    </style:style>
    <style:style style:name="P311" style:parent-style-name="Normal" style:family="paragraph">
      <style:text-properties style:font-name-complex="Calibri" fo:font-size="12pt" style:font-size-asian="12pt" style:font-size-complex="12pt" fo:language="en" fo:country="US" style:language-asian="es" style:country-asian="ES"/>
    </style:style>
    <style:style style:name="T312" style:parent-style-name="DefaultParagraphFont" style:family="text">
      <style:text-properties style:font-name-complex="Calibri" fo:font-size="12pt" style:font-size-asian="12pt" style:font-size-complex="12pt" fo:language="en" fo:country="US" style:language-asian="es" style:country-asian="ES"/>
    </style:style>
    <style:style style:name="T313" style:parent-style-name="DefaultParagraphFont" style:family="text">
      <style:text-properties style:font-name-complex="Calibri" fo:font-size="12pt" style:font-size-asian="12pt" style:font-size-complex="12pt" fo:language="en" fo:country="US" style:language-asian="es" style:country-asian="ES"/>
    </style:style>
    <style:style style:name="T3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5" style:parent-style-name="DefaultParagraphFont" style:family="text">
      <style:text-properties style:font-name-complex="Calibri" fo:font-size="12pt" style:font-size-asian="12pt" style:font-size-complex="12pt" fo:language="en" fo:country="US" style:language-asian="es" style:country-asian="ES"/>
    </style:style>
    <style:style style:name="T3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7" style:parent-style-name="DefaultParagraphFont" style:family="text">
      <style:text-properties style:font-name-complex="Calibri" fo:font-size="12pt" style:font-size-asian="12pt" style:font-size-complex="12pt" fo:language="en" fo:country="US" style:language-asian="es" style:country-asian="ES"/>
    </style:style>
    <style:style style:name="P318" style:parent-style-name="Normal" style:family="paragraph">
      <style:text-properties style:font-name-complex="Calibri" fo:font-size="12pt" style:font-size-asian="12pt" style:font-size-complex="12pt" fo:language="en" fo:country="US" style:language-asian="es" style:country-asian="ES"/>
    </style:style>
    <style:style style:name="P319" style:parent-style-name="ListParagraph" style:family="paragraph"/>
    <style:style style:name="T3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1" style:parent-style-name="DefaultParagraphFont" style:family="text">
      <style:text-properties style:font-name-complex="Calibri" fo:font-size="12pt" style:font-size-asian="12pt" style:font-size-complex="12pt" fo:language="en" fo:country="US" style:language-asian="es" style:country-asian="ES"/>
    </style:style>
    <style:style style:name="T3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3" style:parent-style-name="DefaultParagraphFont" style:family="text">
      <style:text-properties style:font-name-complex="Calibri" fo:font-size="12pt" style:font-size-asian="12pt" style:font-size-complex="12pt" fo:language="en" fo:country="US" style:language-asian="es" style:country-asian="ES"/>
    </style:style>
    <style:style style:name="T3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P326" style:parent-style-name="ListParagraph" style:family="paragraph"/>
    <style:style style:name="T3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8" style:parent-style-name="DefaultParagraphFont" style:family="text">
      <style:text-properties style:font-name-complex="Calibri" fo:font-size="12pt" style:font-size-asian="12pt" style:font-size-complex="12pt" fo:language="en" fo:country="US" style:language-asian="es" style:country-asian="ES"/>
    </style:style>
    <style:style style:name="T3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0" style:parent-style-name="DefaultParagraphFont" style:family="text">
      <style:text-properties style:font-name-complex="Calibri" fo:font-size="12pt" style:font-size-asian="12pt" style:font-size-complex="12pt" fo:language="en" fo:country="US" style:language-asian="es" style:country-asian="ES"/>
    </style:style>
    <style:style style:name="T3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2" style:parent-style-name="DefaultParagraphFont" style:family="text">
      <style:text-properties style:font-name-complex="Calibri" fo:font-size="12pt" style:font-size-asian="12pt" style:font-size-complex="12pt" fo:language="en" fo:country="US" style:language-asian="es" style:country-asian="ES"/>
    </style:style>
    <style:style style:name="P333" style:parent-style-name="ListParagraph" style:family="paragraph"/>
    <style:style style:name="T3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5" style:parent-style-name="DefaultParagraphFont" style:family="text">
      <style:text-properties style:font-name-complex="Calibri" fo:font-size="12pt" style:font-size-asian="12pt" style:font-size-complex="12pt" fo:language="en" fo:country="US" style:language-asian="es" style:country-asian="ES"/>
    </style:style>
    <style:style style:name="T3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7" style:parent-style-name="DefaultParagraphFont" style:family="text">
      <style:text-properties style:font-name-complex="Calibri" fo:font-size="12pt" style:font-size-asian="12pt" style:font-size-complex="12pt" fo:language="en" fo:country="US" style:language-asian="es" style:country-asian="ES"/>
    </style:style>
    <style:style style:name="T3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9" style:parent-style-name="DefaultParagraphFont" style:family="text">
      <style:text-properties style:font-name-complex="Calibri" fo:font-size="12pt" style:font-size-asian="12pt" style:font-size-complex="12pt" fo:language="en" fo:country="US" style:language-asian="es" style:country-asian="ES"/>
    </style:style>
    <style:style style:name="T34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41" style:parent-style-name="DefaultParagraphFont" style:family="text">
      <style:text-properties style:font-name-complex="Calibri" fo:font-size="12pt" style:font-size-asian="12pt" style:font-size-complex="12pt" fo:language="en" fo:country="US" style:language-asian="es" style:country-asian="ES"/>
    </style:style>
    <style:style style:name="T3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3" style:parent-style-name="DefaultParagraphFont" style:family="text">
      <style:text-properties style:font-name-complex="Calibri" fo:font-size="12pt" style:font-size-asian="12pt" style:font-size-complex="12pt" fo:language="en" fo:country="US" style:language-asian="es" style:country-asian="ES"/>
    </style:style>
    <style:style style:name="T3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5" style:parent-style-name="DefaultParagraphFont" style:family="text">
      <style:text-properties style:font-name-complex="Calibri" fo:font-size="12pt" style:font-size-asian="12pt" style:font-size-complex="12pt" fo:language="en" fo:country="US" style:language-asian="es" style:country-asian="ES"/>
    </style:style>
    <style:style style:name="T346" style:parent-style-name="DefaultParagraphFont" style:family="text">
      <style:text-properties style:font-name-complex="Calibri" fo:font-size="12pt" style:font-size-asian="12pt" style:font-size-complex="12pt" style:language-asian="es" style:country-asian="ES"/>
    </style:style>
    <style:style style:name="T347" style:parent-style-name="DefaultParagraphFont" style:family="text">
      <style:text-properties style:font-name="Courier New" style:font-name-complex="Courier New" fo:font-size="12pt" style:font-size-asian="12pt" style:font-size-complex="12pt" style:language-asian="es" style:country-asian="ES"/>
    </style:style>
    <style:style style:name="T348" style:parent-style-name="DefaultParagraphFont" style:family="text">
      <style:text-properties style:font-name-complex="Calibri" fo:font-size="12pt" style:font-size-asian="12pt" style:font-size-complex="12pt" style:language-asian="es" style:country-asian="ES"/>
    </style:style>
    <style:style style:name="P349" style:parent-style-name="Normal" style:family="paragraph">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51" style:parent-style-name="Normal" style:family="paragraph">
      <style:text-properties style:font-name-complex="Calibri" fo:font-size="12pt" style:font-size-asian="12pt" style:font-size-complex="12pt" fo:language="en" fo:country="US" style:language-asian="es" style:country-asian="ES"/>
    </style:style>
    <style:style style:name="TableColumn353" style:family="table-column">
      <style:table-column-properties style:column-width="5.8986in"/>
    </style:style>
    <style:style style:name="Table352" style:family="table">
      <style:table-properties style:width="5.8986in" fo:margin-left="0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style:font-name="Consolas" style:font-name-complex="Times New Roman" fo:font-size="12pt" style:font-size-asian="12pt" style:font-size-complex="12pt" fo:language="en" fo:country="US" style:language-asian="es" style:country-asian="ES"/>
    </style:style>
    <style:style style:name="P357" style:parent-style-name="Normal" style:family="paragraph">
      <style:text-properties style:font-name-complex="Calibri" fo:font-size="12pt" style:font-size-asian="12pt" style:font-size-complex="12pt" fo:language="en" fo:country="US" style:language-asian="es" style:country-asian="ES"/>
    </style:style>
    <style:style style:name="T358" style:parent-style-name="DefaultParagraphFont" style:family="text">
      <style:text-properties style:font-name-complex="Calibri" fo:font-size="12pt" style:font-size-asian="12pt" style:font-size-complex="12pt" fo:language="en" fo:country="US" style:language-asian="es" style:country-asian="ES"/>
    </style:style>
    <style:style style:name="T359" style:parent-style-name="DefaultParagraphFont" style:family="text">
      <style:text-properties style:font-name-complex="Calibri" fo:font-size="12pt" style:font-size-asian="12pt" style:font-size-complex="12pt" fo:language="en" fo:country="US" style:language-asian="es" style:country-asian="ES"/>
    </style:style>
    <style:style style:name="T3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1" style:parent-style-name="DefaultParagraphFont" style:family="text">
      <style:text-properties style:font-name-complex="Calibri" fo:font-size="12pt" style:font-size-asian="12pt" style:font-size-complex="12pt" fo:language="en" fo:country="US" style:language-asian="es" style:country-asian="ES"/>
    </style:style>
    <style:style style:name="T362" style:parent-style-name="DefaultParagraphFont" style:family="text">
      <style:text-properties style:font-name-complex="Calibri" fo:font-size="12pt" style:font-size-asian="12pt" style:font-size-complex="12pt" fo:language="en" fo:country="US" style:language-asian="es" style:country-asian="ES"/>
    </style:style>
    <style:style style:name="T363" style:parent-style-name="DefaultParagraphFont" style:family="text">
      <style:text-properties style:font-name-complex="Calibri" fo:font-size="12pt" style:font-size-asian="12pt" style:font-size-complex="12pt" fo:language="en" fo:country="US" style:language-asian="es" style:country-asian="ES"/>
    </style:style>
    <style:style style:name="T3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5" style:parent-style-name="DefaultParagraphFont" style:family="text">
      <style:text-properties style:font-name-complex="Calibri" fo:font-size="12pt" style:font-size-asian="12pt" style:font-size-complex="12pt" fo:language="en" fo:country="US" style:language-asian="es" style:country-asian="ES"/>
    </style:style>
    <style:style style:name="P366" style:parent-style-name="ListParagraph" style:family="paragraph"/>
    <style:style style:name="T367" style:parent-style-name="DefaultParagraphFont" style:family="text">
      <style:text-properties style:font-name-complex="Calibri" fo:font-size="12pt" style:font-size-asian="12pt" style:font-size-complex="12pt" fo:language="en" fo:country="US" style:language-asian="es" style:country-asian="ES"/>
    </style:style>
    <style:style style:name="T3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P370" style:parent-style-name="ListParagraph" style:family="paragraph"/>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3" style:parent-style-name="DefaultParagraphFont" style:family="text">
      <style:text-properties style:font-name-complex="Calibri" fo:font-size="12pt" style:font-size-asian="12pt" style:font-size-complex="12pt" fo:language="en" fo:country="US" style:language-asian="es" style:country-asian="ES"/>
    </style:style>
    <style:style style:name="P374" style:parent-style-name="Normal" style:family="paragraph">
      <style:text-properties style:font-name-complex="Calibri" fo:font-size="12pt" style:font-size-asian="12pt" style:font-size-complex="12pt" fo:language="en" fo:country="US"/>
    </style:style>
    <style:style style:name="P375" style:parent-style-name="Normal" style:family="paragraph">
      <style:paragraph-properties fo:break-before="page"/>
    </style:style>
    <style:style style:name="T376"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377" style:parent-style-name="Normal" style:family="paragraph">
      <style:text-properties style:font-name-complex="Calibri" fo:font-size="14pt" style:font-size-asian="14pt" style:font-size-complex="14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urier New" style:font-name-complex="Courier New"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TableColumn382" style:family="table-column">
      <style:table-column-properties style:column-width="5.8986in"/>
    </style:style>
    <style:style style:name="Table381" style:family="table">
      <style:table-properties style:width="5.8986in" fo:margin-left="0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T386" style:parent-style-name="DefaultParagraphFont" style:family="text">
      <style:text-properties style:font-name="Consolas" style:font-name-complex="Calibri" fo:font-size="12pt" style:font-size-asian="12pt" style:font-size-complex="12pt" fo:language="en" fo:country="US"/>
    </style:style>
    <style:style style:name="T387" style:parent-style-name="DefaultParagraphFont" style:family="text">
      <style:text-properties style:font-name="Consolas" style:font-name-complex="Calibri" fo:font-size="12pt" style:font-size-asian="12pt" style:font-size-complex="12pt" fo:language="en" fo:country="US"/>
    </style:style>
    <style:style style:name="T388" style:parent-style-name="DefaultParagraphFont" style:family="text">
      <style:text-properties style:font-name="Consolas" style:font-name-complex="Calibri" fo:font-size="12pt" style:font-size-asian="12pt" style:font-size-complex="12pt" fo:language="en" fo:country="US"/>
    </style:style>
    <style:style style:name="T389" style:parent-style-name="DefaultParagraphFont" style:family="text">
      <style:text-properties style:font-name="Consolas" style:font-name-complex="Calibri" fo:font-size="12pt" style:font-size-asian="12pt" style:font-size-complex="12pt" fo:language="en" fo:country="US"/>
    </style:style>
    <style:style style:name="T390" style:parent-style-name="DefaultParagraphFont" style:family="text">
      <style:text-properties style:font-name="Consolas" style:font-name-complex="Calibri" fo:font-size="12pt" style:font-size-asian="12pt" style:font-size-complex="12pt" fo:language="en" fo:country="US"/>
    </style:style>
    <style:style style:name="T391" style:parent-style-name="DefaultParagraphFont" style:family="text">
      <style:text-properties style:font-name="Consolas" style:font-name-complex="Calibri" fo:font-size="12pt" style:font-size-asian="12pt" style:font-size-complex="12pt" fo:language="en" fo:country="US"/>
    </style:style>
    <style:style style:name="T392" style:parent-style-name="DefaultParagraphFont" style:family="text">
      <style:text-properties style:font-name="Consolas" style:font-name-complex="Calibri" fo:font-size="12pt" style:font-size-asian="12pt" style:font-size-complex="12pt"/>
    </style:style>
    <style:style style:name="P393" style:parent-style-name="Normal" style:family="paragraph">
      <style:text-properties style:font-name-complex="Calibri" fo:font-size="14pt" style:font-size-asian="14pt" style:font-size-complex="14pt" fo:language="en" fo:country="US"/>
    </style:style>
    <style:style style:name="P394" style:parent-style-name="Normal" style:family="paragraph">
      <style:text-properties style:font-name-complex="Calibri" fo:font-size="14pt" style:font-size-asian="14pt" style:font-size-complex="14pt" fo:language="en" fo:country="US"/>
    </style:style>
    <style:style style:name="P395" style:parent-style-name="Normal" style:family="paragraph">
      <style:text-properties style:font-name-complex="Calibri" fo:font-size="12pt" style:font-size-asian="12pt" style:font-size-complex="12pt" fo:language="en" fo:country="US"/>
    </style:style>
    <style:style style:name="P396" style:parent-style-name="ListParagraph" style:family="paragraph">
      <style:text-properties style:font-name-complex="Calibri" fo:font-size="12pt" style:font-size-asian="12pt" style:font-size-complex="12pt" fo:language="en" fo:country="US"/>
    </style:style>
    <style:style style:name="P397" style:parent-style-name="ListParagraph" style:family="paragraph">
      <style:text-properties style:font-name-complex="Calibri" fo:font-size="12pt" style:font-size-asian="12pt" style:font-size-complex="12pt" fo:language="en" fo:country="US"/>
    </style:style>
    <style:style style:name="TableColumn399" style:family="table-column">
      <style:table-column-properties style:column-width="5.8986in"/>
    </style:style>
    <style:style style:name="Table398" style:family="table">
      <style:table-properties style:width="5.8986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03" style:parent-style-name="Normal" style:family="paragraph">
      <style:text-properties style:font-name-complex="Calibri" fo:font-size="14pt" style:font-size-asian="14pt" style:font-size-complex="14pt" fo:language="en" fo:country="US"/>
    </style:style>
    <style:style style:name="P404" style:parent-style-name="Normal" style:family="paragraph">
      <style:text-properties style:font-name-complex="Calibri" fo:font-size="14pt" style:font-size-asian="14pt" style:font-size-complex="14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urier New" style:font-name-complex="Courier New"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urier New" style:font-name-complex="Courier New"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TableColumn413" style:family="table-column">
      <style:table-column-properties style:column-width="5.8986in"/>
    </style:style>
    <style:style style:name="Table412" style:family="table">
      <style:table-properties style:width="5.8986in" fo:margin-left="0in" table:align="lef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17" style:parent-style-name="Normal" style:family="paragraph">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urier New" style:font-name-complex="Courier New"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urier New" style:font-name-complex="Courier New"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urier New" style:font-name-complex="Courier New"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urier New" style:font-name-complex="Courier New"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Normal" style:family="paragraph">
      <style:text-properties style:font-name-complex="Calibri" fo:font-size="14pt" style:font-size-asian="14pt" style:font-size-complex="14pt" fo:language="en" fo:country="US"/>
    </style:style>
    <style:style style:name="P428" style:parent-style-name="Normal" style:family="paragraph">
      <style:text-properties style:font-name-complex="Calibri" fo:font-size="14pt" style:font-size-asian="14pt" style:font-size-complex="14pt" fo:language="en" fo:country="US"/>
    </style:style>
    <style:style style:name="P429" style:parent-style-name="Normal" style:family="paragraph">
      <style:text-properties style:font-name-complex="Calibri" fo:font-size="12pt" style:font-size-asian="12pt" style:font-size-complex="12pt" fo:language="en" fo:country="US"/>
    </style:style>
    <style:style style:name="TableColumn431" style:family="table-column">
      <style:table-column-properties style:column-width="5.8986in"/>
    </style:style>
    <style:style style:name="Table430" style:family="table">
      <style:table-properties style:width="5.8986in" fo:margin-left="0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35" style:parent-style-name="Normal" style:family="paragraph">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urier New" style:font-name-complex="Courier New"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urier New" style:font-name-complex="Courier New"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urier New" style:font-name-complex="Courier New"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Normal" style:family="paragraph">
      <style:text-properties style:font-name-complex="Calibri" fo:font-size="14pt" style:font-size-asian="14pt" style:font-size-complex="14pt" fo:language="en" fo:country="US"/>
    </style:style>
    <style:style style:name="P444" style:parent-style-name="Normal" style:family="paragraph">
      <style:text-properties style:font-name-complex="Calibri" fo:font-size="14pt" style:font-size-asian="14pt" style:font-size-complex="14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urier New" style:font-name-complex="Courier New"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urier New" style:font-name-complex="Courier New"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ableColumn454" style:family="table-column">
      <style:table-column-properties style:column-width="5.8986in"/>
    </style:style>
    <style:style style:name="Table453" style:family="table">
      <style:table-properties style:width="5.8986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58" style:parent-style-name="Normal" style:family="paragraph">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style:font-name="Courier New" style:font-name-complex="Courier New"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urier New" style:font-name-complex="Courier New"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urier New" style:font-name-complex="Courier New"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P469" style:parent-style-name="Normal" style:family="paragraph">
      <style:text-properties style:font-name-complex="Calibri" fo:font-size="14pt" style:font-size-asian="14pt" style:font-size-complex="14pt" fo:language="en" fo:country="US"/>
    </style:style>
    <style:style style:name="P470" style:parent-style-name="Normal" style:family="paragraph">
      <style:text-properties style:font-name-complex="Calibri" fo:font-size="14pt" style:font-size-asian="14pt" style:font-size-complex="14pt" fo:language="en" fo:country="US"/>
    </style:style>
    <style:style style:name="P471" style:parent-style-name="Normal" style:family="paragraph">
      <style:text-properties style:font-name-complex="Calibri" fo:font-size="12pt" style:font-size-asian="12pt" style:font-size-complex="12pt" fo:language="en" fo:country="US"/>
    </style:style>
    <style:style style:name="TableColumn473" style:family="table-column">
      <style:table-column-properties style:column-width="5.8986in"/>
    </style:style>
    <style:style style:name="Table472" style:family="table">
      <style:table-properties style:width="5.8986in" fo:margin-left="0in" table:align="lef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style:font-name="Consolas" style:font-name-complex="Courier New" fo:font-size="12pt" style:font-size-asian="12pt" style:font-size-complex="12pt" fo:language="en" fo:country="US"/>
    </style:style>
    <style:style style:name="P477" style:parent-style-name="Normal" style:family="paragraph">
      <style:text-properties style:font-name-complex="Calibri" fo:font-size="12pt" style:font-size-asian="12pt" style:font-size-complex="12pt" fo:language="en" fo:country="US"/>
    </style:style>
    <style:style style:name="T478" style:parent-style-name="DefaultParagraphFont" style:family="text">
      <style:text-properties style:font-name="Courier New" style:font-name-complex="Courier New"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urier New" style:font-name-complex="Courier New"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urier New" style:font-name-complex="Courier New"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urier New" style:font-name-complex="Courier New"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urier New" style:font-name-complex="Courier New"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urier New" style:font-name-complex="Courier New"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urier New" style:font-name-complex="Courier New"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text-properties style:font-name-complex="Calibri" fo:font-size="14pt" style:font-size-asian="14pt" style:font-size-complex="14pt" fo:language="en" fo:country="US"/>
    </style:style>
    <style:style style:name="P495" style:parent-style-name="Normal" style:family="paragraph">
      <style:text-properties style:font-name-complex="Calibri" fo:font-size="14pt" style:font-size-asian="14pt" style:font-size-complex="14pt" fo:language="en" fo:country="US"/>
    </style:style>
    <style:style style:name="P496" style:parent-style-name="Normal" style:family="paragraph">
      <style:text-properties style:font-name-complex="Calibri" fo:font-size="14pt" style:font-size-asian="14pt" style:font-size-complex="14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urier New" style:font-name-complex="Courier New"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urier New" style:font-name-complex="Courier New"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ableColumn503" style:family="table-column">
      <style:table-column-properties style:column-width="5.8986in"/>
    </style:style>
    <style:style style:name="Table502" style:family="table">
      <style:table-properties style:width="5.8986in" fo:margin-left="0in" table:align="lef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07" style:parent-style-name="Normal" style:family="paragraph">
      <style:text-properties style:font-name-complex="Calibri" fo:font-size="14pt" style:font-size-asian="14pt" style:font-size-complex="14pt"/>
    </style:style>
    <style:style style:name="P508" style:parent-style-name="Normal" style:family="paragraph">
      <style:text-properties style:font-name-complex="Calibri" fo:font-size="14pt" style:font-size-asian="14pt" style:font-size-complex="14pt"/>
    </style:style>
    <style:style style:name="P509" style:parent-style-name="ListParagraph" style:family="paragraph"/>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urier New" style:font-name-complex="Courier New"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DefaultParagraphFont" style:family="text">
      <style:text-properties style:font-name="Courier New" style:font-name-complex="Courier New"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urier New" style:font-name-complex="Courier New"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urier New" style:font-name-complex="Courier New"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P519" style:parent-style-name="ListParagraph" style:family="paragraph"/>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urier New" style:font-name-complex="Courier New"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urier New" style:font-name-complex="Courier New"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ableColumn526" style:family="table-column">
      <style:table-column-properties style:column-width="5.8986in"/>
    </style:style>
    <style:style style:name="Table525" style:family="table">
      <style:table-properties style:width="5.8986in" fo:margin-left="0in" table:align="lef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30" style:parent-style-name="Normal" style:family="paragraph">
      <style:text-properties style:font-name-complex="Calibri" fo:font-size="14pt" style:font-size-asian="14pt" style:font-size-complex="14pt"/>
    </style:style>
    <style:style style:name="P531" style:parent-style-name="Normal" style:family="paragraph">
      <style:text-properties style:font-name-complex="Calibri" fo:font-size="14pt" style:font-size-asian="14pt" style:font-size-complex="14pt"/>
    </style:style>
    <style:style style:name="P532" style:parent-style-name="ListParagraph" style:family="paragraph"/>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urier New" style:font-name-complex="Courier New"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urier New" style:font-name-complex="Courier New"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urier New" style:font-name-complex="Courier New"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urier New" style:font-name-complex="Courier New"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urier New" style:font-name-complex="Courier New"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ListParagraph" style:family="paragraph"/>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urier New" style:font-name-complex="Courier New"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urier New" style:font-name-complex="Courier New"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ableColumn552" style:family="table-column">
      <style:table-column-properties style:column-width="5.8986in"/>
    </style:style>
    <style:style style:name="Table551" style:family="table">
      <style:table-properties style:width="5.8986in" fo:margin-left="0in" table:align="left"/>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56" style:parent-style-name="Normal" style:family="paragraph">
      <style:text-properties style:font-name-complex="Calibri" fo:font-size="12pt" style:font-size-asian="12pt" style:font-size-complex="12pt" fo:language="en" fo:country="US"/>
    </style:style>
    <style:style style:name="P557" style:parent-style-name="ListParagraph" style:family="paragraph"/>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urier New" style:font-name-complex="Courier New"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urier New" style:font-name-complex="Courier New"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TableColumn564" style:family="table-column">
      <style:table-column-properties style:column-width="5.8986in"/>
    </style:style>
    <style:style style:name="Table563" style:family="table">
      <style:table-properties style:width="5.8986in" fo:margin-left="0in" table:align="lef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68" style:parent-style-name="Normal" style:family="paragraph">
      <style:text-properties style:font-name-complex="Calibri" fo:font-size="14pt" style:font-size-asian="14pt" style:font-size-complex="14pt"/>
    </style:style>
    <style:style style:name="P569" style:parent-style-name="Normal" style:family="paragraph">
      <style:text-properties style:font-name-complex="Calibri" fo:font-size="14pt" style:font-size-asian="14pt" style:font-size-complex="14pt"/>
    </style:style>
    <style:style style:name="P570" style:parent-style-name="Normal" style:family="paragraph">
      <style:text-properties style:font-name-complex="Calibri" fo:font-size="14pt" style:font-size-asian="14pt" style:font-size-complex="14pt"/>
    </style:style>
    <style:style style:name="P571" style:parent-style-name="ListParagraph" style:family="paragraph"/>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urier New" style:font-name-complex="Courier New"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urier New" style:font-name-complex="Courier New"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urier New" style:font-name-complex="Courier New"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urier New" style:font-name-complex="Courier New"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urier New" style:font-name-complex="Courier New"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ListParagraph" style:family="paragraph">
      <style:text-properties style:font-name-complex="Calibri" fo:font-size="12pt" style:font-size-asian="12pt" style:font-size-complex="12pt" fo:language="en" fo:country="US"/>
    </style:style>
    <style:style style:name="TableColumn591" style:family="table-column">
      <style:table-column-properties style:column-width="5.8986in"/>
    </style:style>
    <style:style style:name="Table590" style:family="table">
      <style:table-properties style:width="5.8986in" fo:margin-left="0in" table:align="left"/>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595" style:parent-style-name="DefaultParagraphFont" style:family="text">
      <style:text-properties style:font-name="Consolas" style:font-name-complex="Calibri" fo:font-size="12pt" style:font-size-asian="12pt" style:font-size-complex="12pt" fo:language="en" fo:country="US"/>
    </style:style>
    <style:style style:name="T596" style:parent-style-name="DefaultParagraphFont" style:family="text">
      <style:text-properties style:font-name="Consolas" style:font-name-complex="Calibri" fo:font-size="12pt" style:font-size-asian="12pt" style:font-size-complex="12pt" fo:language="en" fo:country="US"/>
    </style:style>
    <style:style style:name="T597" style:parent-style-name="DefaultParagraphFont" style:family="text">
      <style:text-properties style:font-name="Consolas" style:font-name-complex="Calibri" fo:font-size="12pt" style:font-size-asian="12pt" style:font-size-complex="12pt" fo:language="en" fo:country="US"/>
    </style:style>
    <style:style style:name="T598" style:parent-style-name="DefaultParagraphFont" style:family="text">
      <style:text-properties style:font-name="Consolas" style:font-name-complex="Calibri" fo:font-size="12pt" style:font-size-asian="12pt" style:font-size-complex="12pt"/>
    </style:style>
    <style:style style:name="P599" style:parent-style-name="Normal" style:family="paragraph">
      <style:text-properties style:font-name-complex="Calibri" fo:font-size="14pt" style:font-size-asian="14pt" style:font-size-complex="14pt"/>
    </style:style>
    <style:style style:name="P600" style:parent-style-name="Normal" style:family="paragraph">
      <style:text-properties style:font-name-complex="Calibri" fo:font-size="14pt" style:font-size-asian="14pt" style:font-size-complex="14pt"/>
    </style:style>
    <style:style style:name="P601" style:parent-style-name="ListParagraph" style:family="paragraph"/>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urier New" style:font-name-complex="Courier New"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urier New" style:font-name-complex="Courier New"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ableColumn608" style:family="table-column">
      <style:table-column-properties style:column-width="5.8986in"/>
    </style:style>
    <style:style style:name="Table607" style:family="table">
      <style:table-properties style:width="5.8986in" fo:margin-left="0in" table:align="left"/>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12" style:parent-style-name="Normal" style:family="paragraph">
      <style:text-properties style:font-name-complex="Calibri" fo:font-size="14pt" style:font-size-asian="14pt" style:font-size-complex="14pt" fo:language="en" fo:country="US"/>
    </style:style>
    <style:style style:name="P613" style:parent-style-name="Normal" style:family="paragraph">
      <style:text-properties style:font-name-complex="Calibri" fo:font-size="14pt" style:font-size-asian="14pt" style:font-size-complex="14pt" fo:language="en" fo:country="US"/>
    </style:style>
    <style:style style:name="P614" style:parent-style-name="Normal" style:family="paragraph">
      <style:text-properties style:font-name-complex="Calibri" fo:font-size="14pt" style:font-size-asian="14pt" style:font-size-complex="14pt" fo:language="en" fo:country="US"/>
    </style:style>
    <style:style style:name="P615" style:parent-style-name="Normal" style:family="paragraph">
      <style:text-properties style:font-name-complex="Calibri" fo:font-size="14pt" style:font-size-asian="14pt" style:font-size-complex="14pt" fo:language="en" fo:country="US"/>
    </style:style>
    <style:style style:name="P616" style:parent-style-name="Normal" style:family="paragraph">
      <style:text-properties style:font-name-complex="Calibri" fo:font-size="14pt" style:font-size-asian="14pt" style:font-size-complex="14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tyle="italic" style:font-style-asian="italic" style:font-style-complex="italic"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text-properties style:font-name-complex="Calibri" fo:font-size="12pt" style:font-size-asian="12pt" style:font-size-complex="12pt" fo:language="en" fo:country="US"/>
    </style:style>
    <style:style style:name="P621" style:parent-style-name="Normal" style:family="paragraph">
      <style:text-properties style:font-name-complex="Calibri" fo:font-size="12pt" style:font-size-asian="12pt" style:font-size-complex="12pt"/>
    </style:style>
    <style:style style:name="P622" style:parent-style-name="ListParagraph" style:family="paragraph">
      <style:text-properties style:font-name="Courier New" style:font-name-complex="Courier New" fo:font-size="12pt" style:font-size-asian="12pt" style:font-size-complex="12pt"/>
    </style:style>
    <style:style style:name="P623" style:parent-style-name="ListParagraph" style:family="paragraph">
      <style:text-properties style:font-name="Courier New" style:font-name-complex="Courier New" fo:font-size="12pt" style:font-size-asian="12pt" style:font-size-complex="12pt"/>
    </style:style>
    <style:style style:name="P624" style:parent-style-name="ListParagraph" style:family="paragraph">
      <style:text-properties style:font-name="Courier New" style:font-name-complex="Courier New" fo:font-size="12pt" style:font-size-asian="12pt" style:font-size-complex="12pt"/>
    </style:style>
    <style:style style:name="P625" style:parent-style-name="Normal" style:family="paragraph">
      <style:text-properties style:font-name-complex="Calibri" fo:font-size="12pt" style:font-size-asian="12pt" style:font-size-complex="12pt"/>
    </style:style>
    <style:style style:name="P626" style:parent-style-name="ListParagraph" style:family="paragraph">
      <style:text-properties style:font-name="Courier New" style:font-name-complex="Courier New" fo:font-size="12pt" style:font-size-asian="12pt" style:font-size-complex="12pt"/>
    </style:style>
    <style:style style:name="P627" style:parent-style-name="ListParagraph" style:family="paragraph">
      <style:text-properties style:font-name="Courier New" style:font-name-complex="Courier New" fo:font-size="12pt" style:font-size-asian="12pt" style:font-size-complex="12pt"/>
    </style:style>
    <style:style style:name="P628" style:parent-style-name="ListParagraph" style:family="paragraph">
      <style:text-properties style:font-name="Courier New" style:font-name-complex="Courier New" fo:font-size="12pt" style:font-size-asian="12pt" style:font-size-complex="12pt"/>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Hyperlink" style:family="text">
      <style:text-properties style:font-name-complex="Calibri" fo:font-size="12pt" style:font-size-asian="12pt" style:font-size-complex="12pt" fo:language="en" fo:country="US"/>
    </style:style>
    <style:style style:name="T633" style:parent-style-name="Hyperlink" style:family="text">
      <style:text-properties style:font-name-complex="Calibri" fo:font-size="12pt" style:font-size-asian="12pt" style:font-size-complex="12pt" fo:language="en" fo:country="US"/>
    </style:style>
    <style:style style:name="T634" style:parent-style-name="Hyperlink"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Hyperlink" style:family="text">
      <style:text-properties style:font-name-complex="Calibri" fo:font-size="12pt" style:font-size-asian="12pt" style:font-size-complex="12pt" fo:language="en" fo:country="US"/>
    </style:style>
    <style:style style:name="T641" style:parent-style-name="Hyperlink" style:family="text">
      <style:text-properties style:font-name-complex="Calibri" fo:font-size="12pt" style:font-size-asian="12pt" style:font-size-complex="12pt" fo:language="en" fo:country="US"/>
    </style:style>
    <style:style style:name="T642" style:parent-style-name="Hyperlink" style:family="text">
      <style:text-properties style:font-name-complex="Calibri"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style:font-name-complex="Calibri" fo:font-size="12pt" style:font-size-asian="12pt" style:font-size-complex="12pt" fo:language="en" fo:country="US"/>
    </style:style>
    <style:style style:name="P645" style:parent-style-name="Normal" style:family="paragraph">
      <style:text-properties style:font-name-complex="Calibri" fo:font-size="12pt" style:font-size-asian="12pt" style:font-size-complex="12pt" fo:language="en" fo:country="US"/>
    </style:style>
    <style:style style:name="TableColumn647" style:family="table-column">
      <style:table-column-properties style:column-width="5.8986in"/>
    </style:style>
    <style:style style:name="Table646" style:family="table">
      <style:table-properties style:width="5.8986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51" style:parent-style-name="Normal" style:family="paragraph">
      <style:text-properties style:font-name-complex="Calibri" fo:font-size="14pt" style:font-size-asian="14pt" style:font-size-complex="14pt"/>
    </style:style>
    <style:style style:name="P652" style:parent-style-name="Normal" style:family="paragraph">
      <style:text-properties style:font-name-complex="Calibri" fo:font-size="14pt" style:font-size-asian="14pt" style:font-size-complex="14pt"/>
    </style:style>
    <style:style style:name="P653" style:parent-style-name="ListParagraph" style:family="paragraph"/>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urier New" style:font-name-complex="Courier New" fo:font-size="12pt" style:font-size-asian="12pt" style:font-size-complex="12pt" fo:language="en" fo:country="US"/>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urier New" style:font-name-complex="Courier New"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urier New" style:font-name-complex="Courier New" fo:font-size="12pt" style:font-size-asian="12pt" style:font-size-complex="12pt" fo:language="en" fo:country="US"/>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urier New" style:font-name-complex="Courier New"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urier New" style:font-name-complex="Courier New" fo:font-size="12pt" style:font-size-asian="12pt" style:font-size-complex="12pt" fo:language="en" fo:country="US"/>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urier New" style:font-name-complex="Courier New" fo:font-size="12pt" style:font-size-asian="12pt" style:font-size-complex="12pt" fo:language="en" fo:country="US"/>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urier New" style:font-name-complex="Courier New" fo:font-size="12pt" style:font-size-asian="12pt" style:font-size-complex="12pt" fo:language="en" fo:country="US"/>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urier New" style:font-name-complex="Courier New"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T676" style:parent-style-name="DefaultParagraphFont" style:family="text">
      <style:text-properties style:font-name="Courier New" style:font-name-complex="Courier New" fo:font-size="12pt" style:font-size-asian="12pt" style:font-size-complex="12pt" fo:language="en" fo:country="US"/>
    </style:style>
    <style:style style:name="T677" style:parent-style-name="DefaultParagraphFont" style:family="text">
      <style:text-properties style:font-name-complex="Calibri" fo:font-size="12pt" style:font-size-asian="12pt" style:font-size-complex="12pt" fo:language="en" fo:country="US"/>
    </style:style>
    <style:style style:name="T678" style:parent-style-name="DefaultParagraphFont" style:family="text">
      <style:text-properties style:font-name-complex="Calibri"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urier New" style:font-name-complex="Courier New"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urier New" style:font-name-complex="Courier New"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urier New" style:font-name-complex="Courier New" fo:font-size="12pt" style:font-size-asian="12pt" style:font-size-complex="12pt" fo:language="en" fo:country="US"/>
    </style:style>
    <style:style style:name="T690" style:parent-style-name="DefaultParagraphFont" style:family="text">
      <style:text-properties style:font-name-complex="Calibri" fo:font-size="12pt" style:font-size-asian="12pt" style:font-size-complex="12pt" fo:language="en" fo:country="US"/>
    </style:style>
    <style:style style:name="TableColumn692" style:family="table-column">
      <style:table-column-properties style:column-width="5.8986in"/>
    </style:style>
    <style:style style:name="Table691" style:family="table">
      <style:table-properties style:width="5.8986in" fo:margin-left="0in" table:align="left"/>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96" style:parent-style-name="Normal" style:family="paragraph">
      <style:text-properties style:font-name-complex="Calibri" fo:font-size="12pt" style:font-size-asian="12pt" style:font-size-complex="12pt" fo:language="en" fo:country="US"/>
    </style:style>
    <style:style style:name="TableColumn698" style:family="table-column">
      <style:table-column-properties style:column-width="5.8986in"/>
    </style:style>
    <style:style style:name="Table697" style:family="table">
      <style:table-properties style:width="5.8986in" fo:margin-left="0in" table:align="lef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Consolas" style:font-name-complex="Calibri" fo:font-size="12pt" style:font-size-asian="12pt" style:font-size-complex="12pt" fo:language="en" fo:country="US"/>
    </style:style>
    <style:style style:name="P702" style:parent-style-name="Normal" style:family="paragraph">
      <style:text-properties style:font-name="Consolas" style:font-name-complex="Calibri" fo:font-size="12pt" style:font-size-asian="12pt" style:font-size-complex="12pt" fo:language="en" fo:country="US"/>
    </style:style>
    <style:style style:name="P70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04" style:parent-style-name="Normal" style:family="paragraph">
      <style:text-properties style:font-name-complex="Calibri" fo:font-size="14pt" style:font-size-asian="14pt" style:font-size-complex="14pt" fo:language="en" fo:country="US"/>
    </style:style>
    <style:style style:name="P705" style:parent-style-name="Normal" style:family="paragraph">
      <style:text-properties style:font-name-complex="Calibri" fo:font-size="14pt" style:font-size-asian="14pt" style:font-size-complex="14pt" fo:language="en" fo:country="US"/>
    </style:style>
    <style:style style:name="P706" style:parent-style-name="ListParagraph" style:family="paragraph"/>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T709" style:parent-style-name="DefaultParagraphFont" style:family="text">
      <style:text-properties style:font-name="Courier New" style:font-name-complex="Courier New"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T712" style:parent-style-name="DefaultParagraphFont" style:family="text">
      <style:text-properties style:font-name="Courier New" style:font-name-complex="Courier New" fo:font-size="12pt" style:font-size-asian="12pt" style:font-size-complex="12pt"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ListParagraph" style:family="paragraph"/>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urier New" style:font-name-complex="Courier New"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P718" style:parent-style-name="Normal" style:family="paragraph">
      <style:text-properties style:font-name-complex="Calibri" fo:font-size="12pt" style:font-size-asian="12pt" style:font-size-complex="12pt" fo:language="en" fo:country="US"/>
    </style:style>
    <style:style style:name="TableColumn720" style:family="table-column">
      <style:table-column-properties style:column-width="5.8986in"/>
    </style:style>
    <style:style style:name="Table719" style:family="table">
      <style:table-properties style:width="5.8986in" fo:margin-left="0in" table:align="lef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24" style:parent-style-name="Normal" style:family="paragraph">
      <style:text-properties style:font-name-complex="Calibri" fo:font-size="12pt" style:font-size-asian="12pt" style:font-size-complex="12pt" fo:language="en" fo:country="US"/>
    </style:style>
    <style:style style:name="P725" style:parent-style-name="Normal" style:family="paragraph">
      <style:text-properties style:font-name-complex="Calibri" fo:font-size="12pt" style:font-size-asian="12pt" style:font-size-complex="12pt" fo:language="en" fo:country="US"/>
    </style:style>
    <style:style style:name="P726" style:parent-style-name="ListParagraph" style:family="paragraph"/>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urier New" style:font-name-complex="Courier New" fo:font-size="12pt" style:font-size-asian="12pt" style:font-size-complex="12pt" fo:language="en" fo:country="US"/>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urier New" style:font-name-complex="Courier New"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ableColumn734" style:family="table-column">
      <style:table-column-properties style:column-width="5.8986in"/>
    </style:style>
    <style:style style:name="Table733" style:family="table">
      <style:table-properties style:width="5.8986in" fo:margin-left="0in" table:align="left"/>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38" style:parent-style-name="Normal" style:family="paragraph">
      <style:text-properties style:font-name-complex="Calibri" fo:font-size="12pt" style:font-size-asian="12pt" style:font-size-complex="12pt" fo:language="en" fo:country="US"/>
    </style:style>
    <style:style style:name="P739" style:parent-style-name="ListParagraph" style:family="paragraph">
      <style:text-properties style:font-name-complex="Calibri" fo:font-size="12pt" style:font-size-asian="12pt" style:font-size-complex="12pt" fo:language="en" fo:country="US"/>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urier New" style:font-name-complex="Courier New"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urier New" style:font-name-complex="Courier New"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urier New" style:font-name-complex="Courier New"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urier New" style:font-name-complex="Courier New"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urier New" style:font-name-complex="Courier New"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T753" style:parent-style-name="DefaultParagraphFont" style:family="text">
      <style:text-properties style:font-name="Courier New" style:font-name-complex="Courier New" fo:font-size="12pt" style:font-size-asian="12pt" style:font-size-complex="12pt" fo:language="en" fo:country="US"/>
    </style:style>
    <style:style style:name="T754" style:parent-style-name="DefaultParagraphFont" style:family="text">
      <style:text-properties style:font-name-complex="Calibri" fo:font-size="12pt" style:font-size-asian="12pt" style:font-size-complex="12pt" fo:language="en" fo:country="US"/>
    </style:style>
    <style:style style:name="TableColumn756" style:family="table-column">
      <style:table-column-properties style:column-width="5.8986in"/>
    </style:style>
    <style:style style:name="Table755" style:family="table">
      <style:table-properties style:width="5.8986in" fo:margin-left="0in" table:align="left"/>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60" style:parent-style-name="Normal" style:family="paragraph">
      <style:text-properties style:font-name-complex="Calibri" fo:font-size="12pt" style:font-size-asian="12pt" style:font-size-complex="12pt" fo:language="en" fo:country="US"/>
    </style:style>
    <style:style style:name="P761" style:parent-style-name="ListParagraph" style:family="paragraph"/>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T766" style:parent-style-name="DefaultParagraphFont" style:family="text">
      <style:text-properties style:font-name="Courier New" style:font-name-complex="Courier New" fo:font-size="12pt" style:font-size-asian="12pt" style:font-size-complex="12pt" fo:language="en" fo:country="US"/>
    </style:style>
    <style:style style:name="T767" style:parent-style-name="DefaultParagraphFont" style:family="text">
      <style:text-properties style:font-name-complex="Calibri" fo:font-size="12pt" style:font-size-asian="12pt" style:font-size-complex="12pt" fo:language="en" fo:country="US"/>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urier New" style:font-name-complex="Courier New" fo:font-size="12pt" style:font-size-asian="12pt" style:font-size-complex="12pt" fo:language="en" fo:country="US"/>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urier New" style:font-name-complex="Courier New"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urier New" style:font-name-complex="Courier New"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T776" style:parent-style-name="DefaultParagraphFont" style:family="text">
      <style:text-properties style:font-name="Courier New" style:font-name-complex="Courier New" fo:font-size="12pt" style:font-size-asian="12pt" style:font-size-complex="12pt" fo:language="en" fo:country="US"/>
    </style:style>
    <style:style style:name="T777" style:parent-style-name="DefaultParagraphFont" style:family="text">
      <style:text-properties style:font-name-complex="Calibri" fo:font-size="12pt" style:font-size-asian="12pt" style:font-size-complex="12pt" fo:language="en" fo:country="US"/>
    </style:style>
    <style:style style:name="TableColumn779" style:family="table-column">
      <style:table-column-properties style:column-width="5.8986in"/>
    </style:style>
    <style:style style:name="Table778" style:family="table">
      <style:table-properties style:width="5.8986in" fo:margin-left="0in" table:align="lef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83" style:parent-style-name="Normal" style:family="paragraph">
      <style:text-properties style:font-name-complex="Calibri" fo:font-size="12pt" style:font-size-asian="12pt" style:font-size-complex="12pt" fo:language="en" fo:country="US"/>
    </style:style>
    <style:style style:name="P784" style:parent-style-name="ListParagraph" style:family="paragraph">
      <style:text-properties style:font-name-complex="Calibri" fo:font-size="12pt" style:font-size-asian="12pt" style:font-size-complex="12pt" fo:language="en" fo:country="US"/>
    </style:style>
    <style:style style:name="P785" style:parent-style-name="ListParagraph" style:family="paragraph"/>
    <style:style style:name="T786" style:parent-style-name="DefaultParagraphFont" style:family="text">
      <style:text-properties style:font-name-complex="Calibri" fo:font-size="12pt" style:font-size-asian="12pt" style:font-size-complex="12pt" fo:language="en" fo:country="US"/>
    </style:style>
    <style:style style:name="T787" style:parent-style-name="DefaultParagraphFont" style:family="text">
      <style:text-properties style:font-name="Courier New" style:font-name-complex="Courier New"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ableColumn790" style:family="table-column">
      <style:table-column-properties style:column-width="5.8986in"/>
    </style:style>
    <style:style style:name="Table789" style:family="table">
      <style:table-properties style:width="5.8986in" fo:margin-left="0in" table:align="left"/>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94" style:parent-style-name="Normal" style:family="paragraph">
      <style:text-properties style:font-name-complex="Calibri" fo:font-size="12pt" style:font-size-asian="12pt" style:font-size-complex="12pt" fo:language="en" fo:country="US"/>
    </style:style>
    <style:style style:name="P795" style:parent-style-name="ListParagraph" style:family="paragraph">
      <style:text-properties style:font-name-complex="Calibri" fo:font-size="12pt" style:font-size-asian="12pt" style:font-size-complex="12pt"/>
    </style:style>
    <style:style style:name="T796" style:parent-style-name="DefaultParagraphFont" style:family="text">
      <style:text-properties style:font-name-complex="Calibri" fo:font-size="12pt" style:font-size-asian="12pt" style:font-size-complex="12pt" fo:language="en" fo:country="US"/>
    </style:style>
    <style:style style:name="T797" style:parent-style-name="DefaultParagraphFont" style:family="text">
      <style:text-properties style:font-name-complex="Calibri" fo:font-size="12pt" style:font-size-asian="12pt" style:font-size-complex="12pt" fo:language="en" fo:country="US"/>
    </style:style>
    <style:style style:name="T798" style:parent-style-name="DefaultParagraphFont" style:family="text">
      <style:text-properties style:font-name="Courier New" style:font-name-complex="Courier New"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complex="Calibri" fo:font-size="12pt" style:font-size-asian="12pt" style:font-size-complex="12pt" fo:language="en" fo:country="US"/>
    </style:style>
    <style:style style:name="P801" style:parent-style-name="Normal" style:family="paragraph">
      <style:text-properties style:font-name-complex="Calibri" fo:font-size="12pt" style:font-size-asian="12pt" style:font-size-complex="12pt" fo:language="en" fo:country="US"/>
    </style:style>
    <style:style style:name="T80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803" style:parent-style-name="DefaultParagraphFont" style:family="text">
      <style:text-properties style:font-name-complex="Calibri" fo:font-size="12pt" style:font-size-asian="12pt" style:font-size-complex="12pt" fo:language="en" fo:country="US"/>
    </style:style>
    <style:style style:name="T804" style:parent-style-name="DefaultParagraphFont" style:family="text">
      <style:text-properties style:font-name-complex="Calibri" fo:font-size="12pt" style:font-size-asian="12pt" style:font-size-complex="12pt" fo:language="en" fo:country="US"/>
    </style:style>
    <style:style style:name="T805" style:parent-style-name="Hyperlink" style:family="text">
      <style:text-properties style:font-name-complex="Calibri" fo:font-size="12pt" style:font-size-asian="12pt" style:font-size-complex="12pt" fo:language="en" fo:country="US"/>
    </style:style>
    <style:style style:name="T806" style:parent-style-name="Hyperlink" style:family="text">
      <style:text-properties style:font-name-complex="Calibri" fo:font-size="12pt" style:font-size-asian="12pt" style:font-size-complex="12pt" fo:language="en" fo:country="US"/>
    </style:style>
    <style:style style:name="T807" style:parent-style-name="Hyperlink" style:family="text">
      <style:text-properties style:font-name-complex="Calibri" fo:font-size="12pt" style:font-size-asian="12pt" style:font-size-complex="12pt" fo:language="en" fo:country="US"/>
    </style:style>
    <style:style style:name="T808" style:parent-style-name="DefaultParagraphFont" style:family="text">
      <style:text-properties style:font-name-complex="Calibri"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complex="Calibri" fo:font-size="12pt" style:font-size-asian="12pt" style:font-size-complex="12pt" fo:language="en" fo:country="US"/>
    </style:style>
    <style:style style:name="T811" style:parent-style-name="Hyperlink" style:family="text">
      <style:text-properties style:font-name-complex="Calibri" fo:font-size="12pt" style:font-size-asian="12pt" style:font-size-complex="12pt" fo:language="en" fo:country="US"/>
    </style:style>
    <style:style style:name="T812" style:parent-style-name="Hyperlink" style:family="text">
      <style:text-properties style:font-name-complex="Calibri" fo:font-size="12pt" style:font-size-asian="12pt" style:font-size-complex="12pt" fo:language="en" fo:country="US"/>
    </style:style>
    <style:style style:name="T813" style:parent-style-name="Hyperlink" style:family="text">
      <style:text-properties style:font-name-complex="Calibri"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Practice Problems: Kotlin Basics</text:p>
      <text:p text:style-name="P2"/>
      <text:p text:style-name="P3">1. Before you begin</text:p>
      <text:p text:style-name="P4">While you've put in the hard work to gain knowledge of the basics of Kotlin programming, now it's time to put what you learned into practice.</text:p>
      <text:p text:style-name="P5">These exercises test your understanding of the concepts that you studied. They're themed around real-world use cases, some of which you probably encountered before.</text:p>
      <text:p text:style-name="P6">Follow the instructions to find a solution for each problem. If you get stuck, some of the exercises have hints that can help you. The solution code is available at the end, but it's strongly recommended that you solve the exercises before you check your answers.</text:p>
      <text:p text:style-name="P7">Consider the solutions as one way to solve the problems and feel free to experiment however you feel comfortable. You can solve some of the exercises in multiple ways, and use different names for the functions and variables.</text:p>
      <text:p text:style-name="P8">Work through the problems at a pace that's comfortable to you. There is a duration listed, but it is not necessary to adhere to those timings, as they are only estimates. You are encouraged to take as much time as you need to solve each problem thoughtfully.</text:p>
      <text:p text:style-name="Normal"><text:span text:style-name="T9">It's recommended that you use Kotlin Playground</text:span><text:span text:style-name="T10"><text:s/>(</text:span><text:a xlink:href="https://developer.android.com/training/kotlinplayground" office:target-frame-name="_top" xlink:show="replace"><text:span text:style-name="T11">https://developer.android.com/training/kotlinplayground</text:span></text:a><text:span text:style-name="T12">)<text:s/></text:span><text:span text:style-name="T13">to solve these exercises.</text:span></text:p>
      <text:p text:style-name="P14"/>
      <text:p text:style-name="P15">Prerequisites</text:p>
      <text:list text:style-name="LFO3" text:continue-numbering="true">
        <text:list-item>
          <text:p text:style-name="P16">Familiarity with Kotlin Playground</text:p>
        </text:list-item>
        <text:list-item>
          <text:p text:style-name="P17">Ability to define and call functions</text:p>
        </text:list-item>
        <text:list-item>
          <text:p text:style-name="P18">Knowledge of basic Kotlin data types</text:p>
        </text:list-item>
        <text:list-item>
          <text:p text:style-name="P19">Knowledge of immutable and mutable variables</text:p>
        </text:list-item>
        <text:list-item>
          <text:p text:style-name="P20"><text:span text:style-name="T21">Knowledge of the </text:span><text:span text:style-name="T22">println()</text:span><text:span text:style-name="T23"> function</text:span></text:p>
        </text:list-item>
        <text:list-item>
          <text:p text:style-name="P24">Completion of the Your first program in Kotlin, Create and use variables in Kotlin, and Create and use functions in Kotlin codelabs</text:p>
        </text:list-item>
      </text:list>
      <text:p text:style-name="P25"/>
      <text:p text:style-name="P26">What you'll need</text:p>
      <text:list text:style-name="LFO4" text:continue-numbering="true">
        <text:list-item>
          <text:p text:style-name="P27">A computer with internet access and a web browser</text:p>
        </text:list-item>
      </text:list>
      <text:p text:style-name="P28"/>
      <text:p text:style-name="P29"/>
      <text:soft-page-break/>
      <text:p text:style-name="P30">2. Print messages</text:p>
      <text:p text:style-name="P31">Tell your friends what you learned in this pathway.</text:p>
      <text:list text:style-name="LFO4" text:continue-numbering="true">
        <text:list-item>
          <text:p text:style-name="P32"><text:span text:style-name="T33">Can you write a </text:span><text:span text:style-name="T34">main()</text:span><text:span text:style-name="T35"> function that prints these messages on four separate lines?</text:span></text:p>
        </text:list-item>
      </text:list>
      <table:table table:style-name="Table36">
        <table:table-columns>
          <table:table-column table:style-name="TableColumn37"/>
        </table:table-columns>
        <table:table-row table:style-name="TableRow38">
          <table:table-cell table:style-name="TableCell39">
            <text:p text:style-name="P40">Use the val keyword when the value doesn't change.<text:s/></text:p>
            <text:p text:style-name="P41">Use the var keyword when the value can change.</text:p>
            <text:p text:style-name="P42">When you define a function, you define the parameters that can be passed to it.<text:s/></text:p>
            <text:p text:style-name="P43">When you call a function, you pass arguments for the parameters.</text:p>
          </table:table-cell>
        </table:table-row>
      </table:table>
      <text:p text:style-name="P44"/>
      <text:p text:style-name="P45"/>
      <text:p text:style-name="Normal"><text:span text:style-name="T46">3. Fix compile error</text:span></text:p>
      <text:p text:style-name="P47">This program prints a message that notifies the user that they received a chat message from a friend.</text:p>
      <table:table table:style-name="Table48">
        <table:table-columns>
          <table:table-column table:style-name="TableColumn49"/>
        </table:table-columns>
        <table:table-row table:style-name="TableRow50">
          <table:table-cell table:style-name="TableCell51">
            <text:p text:style-name="P52">fun main() {<text:s/><text:line-break/>    println("New chat message from a friend'}<text:line-break/>}</text:p>
          </table:table-cell>
        </table:table-row>
      </table:table>
      <text:p text:style-name="P53"/>
      <text:list text:style-name="LFO7" text:continue-numbering="true">
        <text:list-item>
          <text:p text:style-name="P54">Can you figure out the root cause of the compile errors in this program and fix them?</text:p>
        </text:list-item>
        <text:list-item>
          <text:p text:style-name="P55">Does the code use appropriate symbols to indicate the open and close of the string and function argument?</text:p>
        </text:list-item>
      </text:list>
      <text:p text:style-name="Normal"><text:span text:style-name="T56">Hint</text:span><text:span text:style-name="T57">: You can use Kotlin Playground to run the code and view the compilation errors.</text:span></text:p>
      <text:p text:style-name="P58">After you fix the errors, the program should compile without errors and print this output:</text:p>
      <table:table table:style-name="Table59">
        <table:table-columns>
          <table:table-column table:style-name="TableColumn60"/>
        </table:table-columns>
        <table:table-row table:style-name="TableRow61">
          <table:table-cell table:style-name="TableCell62">
            <text:p text:style-name="P63">New chat message from a friend</text:p>
          </table:table-cell>
        </table:table-row>
      </table:table>
      <text:p text:style-name="P64"/>
      <text:p text:style-name="P65"/>
      <text:p text:style-name="Normal"><text:span text:style-name="T66">4. String templates</text:span></text:p>
      <text:p text:style-name="Normal"><text:span text:style-name="T67">This program informs users about the upcoming promotional sale on a particular item. It has a string template, which relies on the </text:span><text:span text:style-name="T68">discountPercentage</text:span><text:span text:style-name="T69"> variable for the percent discount and the </text:span><text:span text:style-name="T70">item</text:span><text:span text:style-name="T71"> variable for the item on sale. However, there are compilation errors in the code.</text:span></text:p>
      <table:table table:style-name="Table72">
        <table:table-columns>
          <table:table-column table:style-name="TableColumn73"/>
        </table:table-columns>
        <table:table-row table:style-name="TableRow74">
          <table:table-cell table:style-name="TableCell75">
            <text:p text:style-name="P76"><text:span text:style-name="T77">fun main() {</text:span><text:span text:style-name="T78"><text:line-break/>    val discountPercentage: Int = 0</text:span><text:span text:style-name="T79"><text:line-break/></text:span><text:soft-page-break/><text:span text:style-name="T80">    val offer: String = ""</text:span><text:span text:style-name="T81"><text:line-break/>    val item = "Google Chromecast"</text:span><text:span text:style-name="T82"><text:line-break/>    discountPercentage = 20</text:span><text:span text:style-name="T83"><text:line-break/>    offer = "Sale - Up to $discountPercentage% discount on $item!<text:s/></text:span><text:span text:style-name="T84">Hurry up!"</text:span><text:span text:style-name="T85"><text:line-break/>   <text:s/></text:span><text:span text:style-name="T86"><text:line-break/>    println(offer)</text:span><text:span text:style-name="T87"><text:line-break/>}</text:span></text:p>
          </table:table-cell>
        </table:table-row>
      </table:table>
      <text:p text:style-name="P88"/>
      <text:list text:style-name="LFO9" text:continue-numbering="true">
        <text:list-item>
          <text:p text:style-name="P89">Can you figure out the root cause of the errors and fix them?</text:p>
        </text:list-item>
        <text:list-item>
          <text:p text:style-name="P90">Can you determine the output of this program before you run the code in Kotlin Playground?</text:p>
        </text:list-item>
      </text:list>
      <text:p text:style-name="Normal"><text:span text:style-name="T91">Hint</text:span><text:span text:style-name="T92">: Can you re-assign a value to a read-only variable?</text:span></text:p>
      <text:p text:style-name="P93">After you fix the errors, the program should compile without errors and print this output:</text:p>
      <table:table table:style-name="Table94">
        <table:table-columns>
          <table:table-column table:style-name="TableColumn95"/>
        </table:table-columns>
        <table:table-row table:style-name="TableRow96">
          <table:table-cell table:style-name="TableCell97">
            <text:p text:style-name="P98"><text:span text:style-name="T99">Sale - Up to 20% discount on Google Chromecast!<text:s/></text:span><text:span text:style-name="T100">Hurry up!</text:span></text:p>
          </table:table-cell>
        </table:table-row>
      </table:table>
      <text:p text:style-name="P101"/>
      <text:p text:style-name="P102"/>
      <text:p text:style-name="Normal"><text:span text:style-name="T103">5. String concatenation</text:span></text:p>
      <text:p text:style-name="Normal"><text:span text:style-name="T104">This program displays the total party size. There are adults and kids at the party. The</text:span><text:span text:style-name="T105"><text:s/></text:span><text:span text:style-name="T106">numberOfAdults</text:span><text:span text:style-name="T107"> variable holds the number of adults at the party and the</text:span><text:span text:style-name="T108"><text:s/></text:span><text:span text:style-name="T109">numberOfKids</text:span><text:span text:style-name="T110"><text:s/></text:span><text:span text:style-name="T111">variable holds the number of kids.</text:span></text:p>
      <table:table table:style-name="Table112">
        <table:table-columns>
          <table:table-column table:style-name="TableColumn113"/>
        </table:table-columns>
        <table:table-row table:style-name="TableRow114">
          <table:table-cell table:style-name="TableCell115">
            <text:p text:style-name="P116">fun main() {<text:line-break/>    val numberOfAdults = "20"<text:line-break/>    val numberOfKids = "30"<text:line-break/>    val total = numberOfAdults + numberOfKids<text:line-break/>    println("The total party size is: $total")<text:line-break/>}</text:p>
          </table:table-cell>
        </table:table-row>
      </table:table>
      <text:p text:style-name="P117"/>
      <text:p text:style-name="P118"/>
      <text:p text:style-name="P119">Step 1</text:p>
      <text:list text:style-name="LFO4" text:continue-numbering="true">
        <text:list-item>
          <text:p text:style-name="P120">Can you determine the output of this program before you run the code in Kotlin Playground?</text:p>
        </text:list-item>
      </text:list>
      <text:p text:style-name="P121">After you determine the output, run the code in Kotlin Playground and then check if your output matches the output displayed.</text:p>
      <text:p text:style-name="Normal"><text:span text:style-name="T122">Hint</text:span><text:span text:style-name="T123">: What happens when you use the + operator on two strings?</text:span></text:p>
      <text:p text:style-name="P124"/>
      <text:soft-page-break/>
      <text:p text:style-name="P125">Step 2</text:p>
      <text:p text:style-name="P126">The code works and prints some output, but the output doesn't show the total number of people attending the party.</text:p>
      <text:list text:style-name="LFO4" text:continue-numbering="true">
        <text:list-item>
          <text:p text:style-name="P127">Can you find the issue in the code and fix it so that it prints this output?</text:p>
        </text:list-item>
      </text:list>
      <table:table table:style-name="Table128">
        <table:table-columns>
          <table:table-column table:style-name="TableColumn129"/>
        </table:table-columns>
        <table:table-row table:style-name="TableRow130">
          <table:table-cell table:style-name="TableCell131">
            <text:p text:style-name="P132">The total party size is: 50</text:p>
          </table:table-cell>
        </table:table-row>
      </table:table>
      <text:p text:style-name="P133"/>
      <text:p text:style-name="P134"/>
      <text:p text:style-name="Normal"><text:span text:style-name="T135">6. Message formatting</text:span></text:p>
      <text:p text:style-name="Normal"><text:span text:style-name="T136">This program displays the total salary that an employee receives this month. The total salary is divided in two parts: the </text:span><text:span text:style-name="T137">baseSalary</text:span><text:span text:style-name="T138"> variable, which the employee receives every month, and the </text:span><text:span text:style-name="T139">bonusAmount</text:span><text:span text:style-name="T140"> variable, which is an additional bonus awarded to the employee.</text:span></text:p>
      <table:table table:style-name="Table141">
        <table:table-columns>
          <table:table-column table:style-name="TableColumn142"/>
        </table:table-columns>
        <table:table-row table:style-name="TableRow143">
          <table:table-cell table:style-name="TableCell144">
            <text:p text:style-name="P145"><text:span text:style-name="T146">fun main() {</text:span><text:span text:style-name="T147"><text:line-break/>    val baseSalary = 5000</text:span><text:span text:style-name="T148"><text:line-break/>    val bonusAmount = 1000</text:span><text:span text:style-name="T149"><text:line-break/>    val totalSalary = "$baseSalary + $bonusAmount"</text:span><text:span text:style-name="T150"><text:line-break/>    println("Congratulations for your bonus!<text:s/></text:span><text:span text:style-name="T151">You will receive a total of $totalSalary (additional bonus).")</text:span><text:span text:style-name="T152"><text:line-break/>}</text:span></text:p>
          </table:table-cell>
        </table:table-row>
      </table:table>
      <text:p text:style-name="P153"/>
      <text:list text:style-name="LFO13" text:continue-numbering="true">
        <text:list-item>
          <text:p text:style-name="P154">Can you figure out the output of this code before you run it in Kotlin Playground?</text:p>
        </text:list-item>
        <text:list-item>
          <text:p text:style-name="P155">When you run the code in Kotlin Playground, does it print the output that you expected?</text:p>
        </text:list-item>
      </text:list>
      <text:p text:style-name="P156"/>
      <text:p text:style-name="Normal"><text:span text:style-name="T157">7. Implement basic math operations</text:span></text:p>
      <text:p text:style-name="P158">In this exercise, you write a program that performs basic math operations and prints the output.</text:p>
      <text:p text:style-name="P159"/>
      <text:p text:style-name="P160">Step 1</text:p>
      <text:p text:style-name="Normal"><text:span text:style-name="T161">This </text:span><text:span text:style-name="T162">main()</text:span><text:span text:style-name="T163"> function contains one compile error:</text:span></text:p>
      <table:table table:style-name="Table164">
        <table:table-columns>
          <table:table-column table:style-name="TableColumn165"/>
        </table:table-columns>
        <table:table-row table:style-name="TableRow166">
          <table:table-cell table:style-name="TableCell167">
            <text:p text:style-name="P168">fun main() {<text:line-break/>    val firstNumber = 10<text:line-break/>    val secondNumber = 5<text:line-break/>   <text:s/><text:line-break/><text:soft-page-break/>    println("$firstNumber + $secondNumber = $result")<text:line-break/>}</text:p>
          </table:table-cell>
        </table:table-row>
      </table:table>
      <text:p text:style-name="P169"/>
      <text:list text:style-name="LFO4" text:continue-numbering="true">
        <text:list-item>
          <text:p text:style-name="P170">Can you fix the error so that the program prints this output?</text:p>
        </text:list-item>
      </text:list>
      <table:table table:style-name="Table171">
        <table:table-columns>
          <table:table-column table:style-name="TableColumn172"/>
        </table:table-columns>
        <table:table-row table:style-name="TableRow173">
          <table:table-cell table:style-name="TableCell174">
            <text:p text:style-name="P175">10 + 5 = 15</text:p>
          </table:table-cell>
        </table:table-row>
      </table:table>
      <text:p text:style-name="P176"/>
      <text:p text:style-name="P177">Step 2</text:p>
      <text:p text:style-name="Normal"><text:span text:style-name="T178">The code works, but the logic for adding two numbers is located within the result variable, making your code less flexible to reuse. Instead, you can extract the addition operation into an </text:span><text:span text:style-name="T179">add()</text:span><text:span text:style-name="T180"> function so that the code is reusable. To do this, update your code with the code listed below. Notice that the code now introduces a new</text:span><text:span text:style-name="T181"><text:s/></text:span><text:span text:style-name="T182">val</text:span><text:span text:style-name="T183"><text:s/></text:span><text:span text:style-name="T184">called</text:span><text:span text:style-name="T185"><text:s/></text:span><text:span text:style-name="T186">thirdNumber</text:span><text:span text:style-name="T187"> and prints the result of this new variable with </text:span><text:span text:style-name="T188">firstNumber</text:span><text:span text:style-name="T189">.</text:span></text:p>
      <table:table table:style-name="Table190">
        <table:table-columns>
          <table:table-column table:style-name="TableColumn191"/>
        </table:table-columns>
        <table:table-row table:style-name="TableRow192">
          <table:table-cell table:style-name="TableCell193">
            <text:p text:style-name="P194">fun main() {<text:line-break/>    val firstNumber = 10<text:line-break/>    val secondNumber = 5<text:line-break/>    val thirdNumber = 8<text:line-break/>   <text:s/><text:line-break/>    val result = add(firstNumber, secondNumber)<text:line-break/>    val anotherResult = add(firstNumber, thirdNumber)<text:line-break/><text:line-break/>    println("$firstNumber + $secondNumber = $result")<text:line-break/>    println("$firstNumber + $thirdNumber = $anotherResult")<text:line-break/>}</text:p>
            <text:p text:style-name="P195"/>
            <text:p text:style-name="P196">// Define add() function below this line</text:p>
          </table:table-cell>
        </table:table-row>
      </table:table>
      <text:p text:style-name="P197"/>
      <text:list text:style-name="LFO4" text:continue-numbering="true">
        <text:list-item>
          <text:p text:style-name="P198">Can you define the add() function so that the program prints this output?</text:p>
        </text:list-item>
      </text:list>
      <table:table table:style-name="Table199">
        <table:table-columns>
          <table:table-column table:style-name="TableColumn200"/>
        </table:table-columns>
        <table:table-row table:style-name="TableRow201">
          <table:table-cell table:style-name="TableCell202">
            <text:p text:style-name="P203">10 + 5 = 15</text:p>
            <text:p text:style-name="P204">10 + 8 = 18</text:p>
          </table:table-cell>
        </table:table-row>
      </table:table>
      <text:p text:style-name="P205"/>
      <text:p text:style-name="P206">Step 3</text:p>
      <text:p text:style-name="P207">Now you have a reusable function to add two numbers.</text:p>
      <text:list text:style-name="LFO4" text:continue-numbering="true">
        <text:list-item>
          <text:p text:style-name="P208"><text:span text:style-name="T209">Can you implement the </text:span><text:span text:style-name="T210">subtract()</text:span><text:span text:style-name="T211"> function the same way you implemented</text:span><text:span text:style-name="T212"><text:s/></text:span><text:span text:style-name="T213">the </text:span><text:span text:style-name="T214">add()</text:span><text:span text:style-name="T215"> function? Modify the </text:span><text:span text:style-name="T216">main() </text:span><text:span text:style-name="T217">function as well to use the </text:span><text:span text:style-name="T218">subtract()</text:span><text:span text:style-name="T219"> function so you can verify that it works as expected.</text:span></text:p>
        </text:list-item>
      </text:list>
      <text:p text:style-name="Normal"><text:span text:style-name="T220">Hint</text:span><text:span text:style-name="T221">: Think about the difference between addition, subtraction and other math operations.<text:s/></text:span><text:span text:style-name="T222">Start work on the solution code from there.</text:span></text:p>
      <text:p text:style-name="P223"/>
      <text:soft-page-break/>
      <text:p text:style-name="Normal"><text:span text:style-name="T224">8. Default parameters</text:span></text:p>
      <text:p text:style-name="P225">Gmail has a feature that sends a notification to the user whenever a login attempt is made on a new device.</text:p>
      <text:p text:style-name="P226">In this exercise, you write a program that displays a message to users with this message template:</text:p>
      <table:table table:style-name="Table227">
        <table:table-columns>
          <table:table-column table:style-name="TableColumn228"/>
        </table:table-columns>
        <table:table-row table:style-name="TableRow229">
          <table:table-cell table:style-name="TableCell230">
            <text:p text:style-name="P231">There's a new sign-in request on operatingSystem for your Google Account emailId.</text:p>
          </table:table-cell>
        </table:table-row>
      </table:table>
      <text:p text:style-name="P232"/>
      <text:p text:style-name="Normal"><text:span text:style-name="T233">You need to implement a function that accepts an </text:span><text:span text:style-name="T234">operatingSystem</text:span><text:span text:style-name="T235"> parameter and an </text:span><text:span text:style-name="T236">emailId</text:span><text:span text:style-name="T237"> parameter, constructs a message in the given format, and returns the message.</text:span></text:p>
      <text:p text:style-name="Normal"><text:span text:style-name="T238">For example, if the function was called with "</text:span><text:span text:style-name="T239">Chrome OS</text:span><text:span text:style-name="T240">" for the </text:span><text:span text:style-name="T241">operatingSystem</text:span><text:span text:style-name="T242"> and "</text:span><text:span text:style-name="T243">sample@gmail.com</text:span><text:span text:style-name="T244">" for the </text:span><text:span text:style-name="T245">emailId</text:span><text:span text:style-name="T246">, it should return this string:</text:span></text:p>
      <text:p text:style-name="P247">There's a new sign-in request on Chrome OS for your Google Account sample@gmail.com.</text:p>
      <text:p text:style-name="P248"/>
      <text:p text:style-name="P249">Step 1</text:p>
      <text:list text:style-name="LFO21" text:continue-numbering="true">
        <text:list-item>
          <text:p text:style-name="P250"><text:span text:style-name="T251">Can you implement the </text:span><text:span text:style-name="T252">displayAlertMessage()</text:span><text:span text:style-name="T253"> function in this program so that it prints the output displayed?</text:span></text:p>
        </text:list-item>
      </text:list>
      <table:table table:style-name="Table254">
        <table:table-columns>
          <table:table-column table:style-name="TableColumn255"/>
        </table:table-columns>
        <table:table-row table:style-name="TableRow256">
          <table:table-cell table:style-name="TableCell257">
            <text:p text:style-name="P258">fun main() {<text:line-break/>    val operatingSystem = "Chrome OS"<text:line-break/>    val emailId = "sample@gmail.com"<text:line-break/><text:line-break/>    println(displayAlertMessage(operatingSystem, emailId))<text:line-break/>}</text:p>
            <text:p text:style-name="P259"/>
            <text:p text:style-name="P260">// Define your displayAlertMessage() below this line.</text:p>
          </table:table-cell>
        </table:table-row>
      </table:table>
      <text:p text:style-name="P261"/>
      <text:list text:style-name="LFO21" text:continue-numbering="true">
        <text:list-item>
          <text:p text:style-name="P262">Does your program print this output?</text:p>
        </text:list-item>
      </text:list>
      <table:table table:style-name="Table263">
        <table:table-columns>
          <table:table-column table:style-name="TableColumn264"/>
        </table:table-columns>
        <table:table-row table:style-name="TableRow265">
          <table:table-cell table:style-name="TableCell266">
            <text:p text:style-name="P267">There's a new sign-in request on Chrome OS for your Google Account sample@gmail.com.</text:p>
          </table:table-cell>
        </table:table-row>
      </table:table>
      <text:p text:style-name="P268"/>
      <text:p text:style-name="P269"/>
      <text:p text:style-name="P270"/>
      <text:p text:style-name="P271"/>
      <text:soft-page-break/>
      <text:p text:style-name="P272">Step 2</text:p>
      <text:p text:style-name="Normal"><text:span text:style-name="T273">Great job! You displayed the message. However, in some cases, you discover that you can't determine the user's operating system. In such cases, you need to specify the operating system name as </text:span><text:span text:style-name="T274">Unknown OS</text:span><text:span text:style-name="T275">. You can further optimize the code so that you don't need to pass the </text:span><text:span text:style-name="T276">Unknown OS</text:span><text:span text:style-name="T277"> argument each time that the function is called.</text:span></text:p>
      <text:list text:style-name="LFO22" text:continue-numbering="true">
        <text:list-item>
          <text:p text:style-name="P278">Can you find a way to optimize the code with this information so that it prints this output?</text:p>
        </text:list-item>
      </text:list>
      <table:table table:style-name="Table279">
        <table:table-columns>
          <table:table-column table:style-name="TableColumn280"/>
        </table:table-columns>
        <table:table-row table:style-name="TableRow281">
          <table:table-cell table:style-name="TableCell282">
            <text:p text:style-name="P283">There's a new sign-in request on Unknown OS for your Google Account user_one@gmail.com.</text:p>
            <text:p text:style-name="P284"/>
            <text:p text:style-name="P285">There's a new sign-in request on Windows for your Google Account user_two@gmail.com.<text:s/></text:p>
            <text:p text:style-name="P286"/>
            <text:p text:style-name="P287">There's a new sign-in request on Mac OS for your Google Account user_three@gmail.com.</text:p>
          </table:table-cell>
        </table:table-row>
      </table:table>
      <text:p text:style-name="P288"><text:s/></text:p>
      <text:list text:style-name="LFO22" text:continue-numbering="true">
        <text:list-item>
          <text:p text:style-name="P289"><text:span text:style-name="T290">To print the above message, replace the </text:span><text:span text:style-name="T291">main()</text:span><text:span text:style-name="T292"> function implementation with this one:</text:span></text:p>
        </text:list-item>
      </text:list>
      <table:table table:style-name="Table293">
        <table:table-columns>
          <table:table-column table:style-name="TableColumn294"/>
        </table:table-columns>
        <table:table-row table:style-name="TableRow295">
          <table:table-cell table:style-name="TableCell296">
            <text:p text:style-name="P297">fun main() {<text:line-break/>    val firstUserEmailId = "user_one@gmail.com"<text:line-break/><text:line-break/>    // The following line of code assumes that you named your parameter as emailId.<text:s/><text:line-break/>    // If you named it differently, feel free to update the name.<text:line-break/>    println(displayAlertMessage(emailId = firstUserEmailId))<text:line-break/>    println()<text:line-break/><text:line-break/>    val secondUserOperatingSystem = "Windows"<text:line-break/>    val secondUserEmailId = "user_two@gmail.com"<text:line-break/><text:line-break/>    println(displayAlertMessage(secondUserOperatingSystem, secondUserEmailId))<text:line-break/>    println()<text:line-break/><text:line-break/>    val thirdUserOperatingSystem = "Mac OS"<text:line-break/>    val thirdUserEmailId = "user_three@gmail.com"<text:line-break/><text:line-break/>    println(displayAlertMessage(thirdUserOperatingSystem, thirdUserEmailId))<text:line-break/>    println()<text:line-break/>}</text:p>
          </table:table-cell>
        </table:table-row>
      </table:table>
      <text:p text:style-name="P298"/>
      <text:soft-page-break/>
      <text:p text:style-name="Normal"><text:span text:style-name="T299">9. Pedometer</text:span></text:p>
      <text:p text:style-name="P300">The pedometer is an electronic device that counts the number of steps taken. Nowadays, almost all mobile phones, smart watches, and fitness gear come with pedometers built into them. The health and fitness app uses built-in pedometers to calculate the number of steps taken. This function calculates the number of calories that the user burns based on the user's number of steps.</text:p>
      <text:list text:style-name="LFO4" text:continue-numbering="true">
        <text:list-item>
          <text:p text:style-name="P301">Can you rename the functions, function parameters, and variables in this program based on best practices?</text:p>
        </text:list-item>
      </text:list>
      <table:table table:style-name="Table302">
        <table:table-columns>
          <table:table-column table:style-name="TableColumn303"/>
        </table:table-columns>
        <table:table-row table:style-name="TableRow304">
          <table:table-cell table:style-name="TableCell305">
            <text:p text:style-name="P306">fun main() {<text:line-break/>    val Steps = 4000<text:line-break/>    val caloriesBurned = PEDOMETERstepsTOcalories(Steps);<text:line-break/>    println("Walking $Steps steps burns $caloriesBurned calories")<text:s/><text:line-break/>}<text:line-break/><text:line-break/>fun PEDOMETERstepsTOcalories(NumberOFStepS: Int): Double {<text:line-break/>    val CaloriesBURNEDforEachStep = 0.04<text:line-break/>    val TotalCALORIESburned = NumberOFStepS * CaloriesBURNEDforEachStep<text:line-break/>    return TotalCALORIESburned<text:line-break/>}</text:p>
          </table:table-cell>
        </table:table-row>
      </table:table>
      <text:p text:style-name="P307"/>
      <text:p text:style-name="P308"/>
      <text:p text:style-name="Normal"><text:span text:style-name="T309">10. Compare two numbers</text:span></text:p>
      <text:p text:style-name="P310">Modern mobile phones have a built-in feature that tracks screen time, or the time you spend on your phone each day.</text:p>
      <text:p text:style-name="P311">In this exercise, you implement a function that compares the time in minutes that you spent on your phone today versus the time spent yesterday. The function accepts two integer parameters and returns a boolean value.</text:p>
      <text:p text:style-name="Normal"><text:span text:style-name="T312">The first parameter holds the number of minutes that you spent today and the second parameter holds the number of minutes that you spent yesterday. The function returns a</text:span><text:span text:style-name="T313"><text:s/></text:span><text:span text:style-name="T314">true</text:span><text:span text:style-name="T315"> value if you spent more time on the phone today compared to yesterday. Otherwise, it returns a </text:span><text:span text:style-name="T316">false</text:span><text:span text:style-name="T317"> value.</text:span></text:p>
      <text:p text:style-name="P318">For example, if you called the function with these named arguments:</text:p>
      <text:list text:style-name="LFO4" text:continue-numbering="true">
        <text:list-item>
          <text:p text:style-name="P319"><text:span text:style-name="T320">timeSpentToday = 300</text:span><text:span text:style-name="T321"> and </text:span><text:span text:style-name="T322">timeSpentYesterday = 250</text:span><text:span text:style-name="T323">, the function returns a </text:span><text:span text:style-name="T324">true</text:span><text:span text:style-name="T325"> value.</text:span></text:p>
        </text:list-item>
        <text:list-item>
          <text:p text:style-name="P326"><text:span text:style-name="T327">timeSpentToday = 300</text:span><text:span text:style-name="T328"> and </text:span><text:span text:style-name="T329">timeSpentYesterday = 300</text:span><text:span text:style-name="T330">, the function returns a </text:span><text:span text:style-name="T331">false</text:span><text:span text:style-name="T332"> value.</text:span></text:p>
        </text:list-item>
        <text:list-item>
          <text:p text:style-name="P333"><text:span text:style-name="T334">timeSpentToday = 200</text:span><text:span text:style-name="T335"> and </text:span><text:span text:style-name="T336">timeSpentYesterday = 220</text:span><text:span text:style-name="T337">, the function returns a </text:span><text:span text:style-name="T338">false</text:span><text:span text:style-name="T339"> value.</text:span></text:p>
        </text:list-item>
      </text:list>
      <text:p text:style-name="Normal"><text:span text:style-name="T340">Hint</text:span><text:span text:style-name="T341">: The </text:span><text:span text:style-name="T342">&gt;</text:span><text:span text:style-name="T343"> comparison operator returns a </text:span><text:span text:style-name="T344">true</text:span><text:span text:style-name="T345"> value if the value before the operator is greater than the value after it.<text:s/></text:span><text:span text:style-name="T346">Otherwise, it returns a </text:span><text:span text:style-name="T347">false</text:span><text:span text:style-name="T348"> value.</text:span></text:p>
      <text:p text:style-name="P349"/>
      <text:p text:style-name="Normal"><text:span text:style-name="T350">11. Move duplicate code into a function</text:span></text:p>
      <text:p text:style-name="P351">This program displays the weather for different cities. It includes the city name, the high and low temperature for the day, and the chance of rain.</text:p>
      <table:table table:style-name="Table352">
        <table:table-columns>
          <table:table-column table:style-name="TableColumn353"/>
        </table:table-columns>
        <table:table-row table:style-name="TableRow354">
          <table:table-cell table:style-name="TableCell355">
            <text:p text:style-name="P356">fun main() {<text:line-break/>    println("City: Ankara")<text:line-break/>    println("Low temperature: 27, High temperature: 31")<text:line-break/>    println("Chance of rain: 82%")<text:line-break/>    println()<text:line-break/><text:line-break/>    println("City: Tokyo")<text:line-break/>    println("Low temperature: 32, High temperature: 36")<text:line-break/>    println("Chance of rain: 10%")<text:line-break/>    println()<text:line-break/>   <text:s/><text:line-break/>    println("City: Cape Town")<text:line-break/>    println("Low temperature: 59, High temperature: 64")<text:line-break/>    println("Chance of rain: 2%")<text:line-break/>    println()<text:line-break/>   <text:s/><text:line-break/>    println("City: Guatemala City")<text:line-break/>    println("Low temperature: 50, High temperature: 55")<text:line-break/>    println("Chance of rain: 7%")<text:line-break/>    println()<text:line-break/>}</text:p>
          </table:table-cell>
        </table:table-row>
      </table:table>
      <text:p text:style-name="P357"/>
      <text:p text:style-name="Normal"><text:span text:style-name="T358">There are many similarities in the code that prints the weather for each city. For example, there are phrases that are repeated multiple times, such as</text:span><text:span text:style-name="T359"><text:s/></text:span><text:span text:style-name="T360">"City:"</text:span><text:span text:style-name="T361"><text:s/></text:span><text:span text:style-name="T362">and</text:span><text:span text:style-name="T363"><text:s/></text:span><text:span text:style-name="T364">"Low temperature:"</text:span><text:span text:style-name="T365">. Similar, repeated code creates the risk of errors in your program. For one of the cities, you may have a typo or you may forget one of the weather details.</text:span></text:p>
      <text:list text:style-name="LFO26" text:continue-numbering="true">
        <text:list-item>
          <text:p text:style-name="P366"><text:span text:style-name="T367">Can you create a function that prints the weather details for a single city to reduce the repetition in the </text:span><text:span text:style-name="T368">main()</text:span><text:span text:style-name="T369"> function and then do the same for the remaining cities?</text:span></text:p>
        </text:list-item>
        <text:list-item>
          <text:p text:style-name="P370"><text:span text:style-name="T371">Can you update the </text:span><text:span text:style-name="T372">main()</text:span><text:span text:style-name="T373"> function to call the function that you created for each city and pass in the appropriate weather details as arguments?</text:span></text:p>
        </text:list-item>
      </text:list>
      <text:p text:style-name="P374"/>
      <text:soft-page-break/>
      <text:p text:style-name="P375"><text:span text:style-name="T376">12. Solution code</text:span></text:p>
      <text:p text:style-name="P377">Print messages</text:p>
      <text:p text:style-name="Normal"><text:span text:style-name="T378">The solution uses the </text:span><text:span text:style-name="T379">println() </text:span><text:span text:style-name="T380">function to print the messages on each line.</text:span></text:p>
      <table:table table:style-name="Table381">
        <table:table-columns>
          <table:table-column table:style-name="TableColumn382"/>
        </table:table-columns>
        <table:table-row table:style-name="TableRow383">
          <table:table-cell table:style-name="TableCell384">
            <text:p text:style-name="P385"><text:span text:style-name="T386">fun main() {</text:span><text:span text:style-name="T387"><text:line-break/>    println("Use the val keyword when the value doesn't change.")</text:span><text:span text:style-name="T388"><text:line-break/>    println("Use the var keyword when the value can change.")</text:span><text:span text:style-name="T389"><text:line-break/>    println("When you define a function, you define the parameters that can be passed to it.")</text:span><text:span text:style-name="T390"><text:line-break/>    println("When you call a function, you pass arguments for the parameters.")</text:span><text:span text:style-name="T391"><text:line-break/></text:span><text:span text:style-name="T392">}</text:span></text:p>
          </table:table-cell>
        </table:table-row>
      </table:table>
      <text:p text:style-name="P393"/>
      <text:p text:style-name="P394">Fix compile error</text:p>
      <text:p text:style-name="P395">The code contained two compilation errors:</text:p>
      <text:list text:style-name="LFO43" text:continue-numbering="true">
        <text:list-item>
          <text:p text:style-name="P396">The string should end with a double quotation mark rather than a single quotation mark.</text:p>
        </text:list-item>
        <text:list-item>
          <text:p text:style-name="P397">The function argument should end with a parenthesis rather than a curly bracket.</text:p>
        </text:list-item>
      </text:list>
      <table:table table:style-name="Table398">
        <table:table-columns>
          <table:table-column table:style-name="TableColumn399"/>
        </table:table-columns>
        <table:table-row table:style-name="TableRow400">
          <table:table-cell table:style-name="TableCell401">
            <text:p text:style-name="P402">fun main() {<text:s/><text:line-break/>    println("New chat message from a friend")<text:line-break/>}</text:p>
          </table:table-cell>
        </table:table-row>
      </table:table>
      <text:p text:style-name="P403"/>
      <text:p text:style-name="P404">String templates</text:p>
      <text:p text:style-name="Normal"><text:span text:style-name="T405">The compilation errors are the result from the assignment of the</text:span><text:span text:style-name="T406"><text:s/></text:span><text:span text:style-name="T407">discountPercentage</text:span><text:span text:style-name="T408"><text:s/></text:span><text:span text:style-name="T409">and </text:span><text:span text:style-name="T410">offer</text:span><text:span text:style-name="T411"> read-only variables to new values; this assignment isn't allowed.</text:span></text:p>
      <table:table table:style-name="Table412">
        <table:table-columns>
          <table:table-column table:style-name="TableColumn413"/>
        </table:table-columns>
        <table:table-row table:style-name="TableRow414">
          <table:table-cell table:style-name="TableCell415">
            <text:p text:style-name="P416">fun main() {<text:line-break/>    val discountPercentage = 20<text:line-break/>    val item = "Google Chromecast"<text:line-break/>    val offer = "Sale  - Up to $discountPercentage% discount off $item! Hurry Up!"<text:line-break/><text:line-break/>    println(offer)<text:line-break/>}</text:p>
          </table:table-cell>
        </table:table-row>
      </table:table>
      <text:p text:style-name="P417"/>
      <text:p text:style-name="Normal"><text:span text:style-name="T418">As an alternative solution, you could declare the </text:span><text:span text:style-name="T419">discountPercentage</text:span><text:span text:style-name="T420"> integer and </text:span><text:span text:style-name="T421">offer</text:span><text:span text:style-name="T422"> string with the </text:span><text:span text:style-name="T423">var</text:span><text:span text:style-name="T424"> keyword. However, their values are immutable in the context of the program, so you can stick with the </text:span><text:span text:style-name="T425">val</text:span><text:span text:style-name="T426"> keyword.</text:span></text:p>
      <text:soft-page-break/>
      <text:p text:style-name="P427">String concatenation</text:p>
      <text:p text:style-name="P428">Step 1</text:p>
      <text:p text:style-name="P429">The program prints this output:</text:p>
      <table:table table:style-name="Table430">
        <table:table-columns>
          <table:table-column table:style-name="TableColumn431"/>
        </table:table-columns>
        <table:table-row table:style-name="TableRow432">
          <table:table-cell table:style-name="TableCell433">
            <text:p text:style-name="P434">The total party size is: 2030</text:p>
          </table:table-cell>
        </table:table-row>
      </table:table>
      <text:p text:style-name="P435"/>
      <text:p text:style-name="Normal"><text:span text:style-name="T436">This was a trick question. When the </text:span><text:span text:style-name="T437">+</text:span><text:span text:style-name="T438"> operator is used on </text:span><text:span text:style-name="T439">String</text:span><text:span text:style-name="T440"> values, it produces a concatenated string. The integers are wrapped in double quotation marks, so they're treated as strings instead of integers, hence the output of </text:span><text:span text:style-name="T441">2030</text:span><text:span text:style-name="T442">.</text:span></text:p>
      <text:p text:style-name="P443"/>
      <text:p text:style-name="P444">Step 2</text:p>
      <text:p text:style-name="Normal"><text:span text:style-name="T445">You could remove the double quotation marks around the</text:span><text:span text:style-name="T446"><text:s/></text:span><text:span text:style-name="T447">numberOfAdults</text:span><text:span text:style-name="T448"><text:s/></text:span><text:span text:style-name="T449">and</text:span><text:span text:style-name="T450"><text:s/></text:span><text:span text:style-name="T451">numberOfKids</text:span><text:span text:style-name="T452"> variables to convert them to Int variables.</text:span></text:p>
      <table:table table:style-name="Table453">
        <table:table-columns>
          <table:table-column table:style-name="TableColumn454"/>
        </table:table-columns>
        <table:table-row table:style-name="TableRow455">
          <table:table-cell table:style-name="TableCell456">
            <text:p text:style-name="P457">fun main() {<text:line-break/>    val numberOfAdults = 20<text:line-break/>    val numberOfKids = 30<text:line-break/>    val total = numberOfAdults + numberOfKids<text:line-break/>    println("The total party size is: $total")<text:line-break/>}</text:p>
          </table:table-cell>
        </table:table-row>
      </table:table>
      <text:p text:style-name="P458"/>
      <text:p text:style-name="Normal"><text:span text:style-name="T459">If you remember, the Kotlin compiler can infer the type of variables based on the values assigned to them. In this case, the compiler infers that the</text:span><text:span text:style-name="T460"><text:s/></text:span><text:span text:style-name="T461">numberOfAdults</text:span><text:span text:style-name="T462"><text:s/></text:span><text:span text:style-name="T463">and</text:span><text:span text:style-name="T464"><text:s/></text:span><text:span text:style-name="T465">numberOfKids</text:span><text:span text:style-name="T466"> variables are </text:span><text:span text:style-name="T467">Int</text:span><text:span text:style-name="T468"> types.</text:span></text:p>
      <text:p text:style-name="P469"/>
      <text:p text:style-name="P470">Message formatting</text:p>
      <text:p text:style-name="P471">The program prints this output:</text:p>
      <table:table table:style-name="Table472">
        <table:table-columns>
          <table:table-column table:style-name="TableColumn473"/>
        </table:table-columns>
        <table:table-row table:style-name="TableRow474">
          <table:table-cell table:style-name="TableCell475">
            <text:p text:style-name="P476">Congratulations for your bonus! You will receive a total of 5000 + 1000 (additional bonus).</text:p>
          </table:table-cell>
        </table:table-row>
      </table:table>
      <text:p text:style-name="P477"/>
      <text:p text:style-name="Normal"><text:span text:style-name="T478">"$baseSalary + $bonusAmount"</text:span><text:span text:style-name="T479"> uses the template expressions syntax. In template expressions, the code is evaluated first and then the result is concatenated in a string.</text:span></text:p>
      <text:p text:style-name="Normal"><text:span text:style-name="T480">In the question, the </text:span><text:span text:style-name="T481">$baseSalary</text:span><text:span text:style-name="T482"> variable is evaluated to a </text:span><text:span text:style-name="T483">5000</text:span><text:span text:style-name="T484"> value and the</text:span><text:span text:style-name="T485"><text:s/></text:span><text:span text:style-name="T486">$bonusAmount</text:span><text:span text:style-name="T487"> variable is evaluated to a </text:span><text:span text:style-name="T488">1000</text:span><text:span text:style-name="T489"> value. Then, the result is concatenated to produce </text:span><text:span text:style-name="T490">"5000 + 1000"</text:span><text:span text:style-name="T491"> and assigned to the </text:span><text:span text:style-name="T492">result</text:span><text:span text:style-name="T493"> variable.</text:span></text:p>
      <text:p text:style-name="P494"/>
      <text:soft-page-break/>
      <text:p text:style-name="P495">Implement basic math operations</text:p>
      <text:p text:style-name="P496">Step 1</text:p>
      <text:p text:style-name="Normal"><text:span text:style-name="T497">Define an immutable </text:span><text:span text:style-name="T498">result</text:span><text:span text:style-name="T499"> variable with the </text:span><text:span text:style-name="T500">val</text:span><text:span text:style-name="T501"> keyword and then assign the result of the addition operation to it:</text:span></text:p>
      <table:table table:style-name="Table502">
        <table:table-columns>
          <table:table-column table:style-name="TableColumn503"/>
        </table:table-columns>
        <table:table-row table:style-name="TableRow504">
          <table:table-cell table:style-name="TableCell505">
            <text:p text:style-name="P506">fun main() {<text:line-break/>    val firstNumber = 10<text:line-break/>    val secondNumber = 5<text:line-break/>   <text:s/><text:line-break/>    val result = firstNumber + secondNumber<text:line-break/>    println("$firstNumber + $secondNumber = $result")<text:line-break/>}</text:p>
          </table:table-cell>
        </table:table-row>
      </table:table>
      <text:p text:style-name="P507"/>
      <text:p text:style-name="P508">Step 2</text:p>
      <text:list text:style-name="LFO44" text:continue-numbering="true">
        <text:list-item>
          <text:p text:style-name="P509"><text:span text:style-name="T510">Create an </text:span><text:span text:style-name="T511">add()</text:span><text:span text:style-name="T512"> function that accepts a </text:span><text:span text:style-name="T513">firstNumber</text:span><text:span text:style-name="T514"> parameter and </text:span><text:span text:style-name="T515">secondNumber</text:span><text:span text:style-name="T516"> parameter, both of </text:span><text:span text:style-name="T517">Int</text:span><text:span text:style-name="T518"> type, and returns an Int value.</text:span></text:p>
        </text:list-item>
        <text:list-item>
          <text:p text:style-name="P519"><text:span text:style-name="T520">Enter the code for the addition operation inside the </text:span><text:span text:style-name="T521">add()</text:span><text:span text:style-name="T522"> function body and then use the </text:span><text:span text:style-name="T523">return</text:span><text:span text:style-name="T524"> keyword to return the result of the operation.</text:span></text:p>
        </text:list-item>
      </text:list>
      <table:table table:style-name="Table525">
        <table:table-columns>
          <table:table-column table:style-name="TableColumn526"/>
        </table:table-columns>
        <table:table-row table:style-name="TableRow527">
          <table:table-cell table:style-name="TableCell528">
            <text:p text:style-name="P529">fun add(firstNumber: Int, secondNumber: Int): Int {<text:line-break/>    return firstNumber + secondNumber<text:line-break/>}</text:p>
          </table:table-cell>
        </table:table-row>
      </table:table>
      <text:p text:style-name="P530"/>
      <text:p text:style-name="P531">Step 3</text:p>
      <text:list text:style-name="LFO45" text:continue-numbering="true">
        <text:list-item>
          <text:p text:style-name="P532"><text:span text:style-name="T533">Define a </text:span><text:span text:style-name="T534">subtract()</text:span><text:span text:style-name="T535"> function that accepts a </text:span><text:span text:style-name="T536">firstNumber</text:span><text:span text:style-name="T537"> parameter and</text:span><text:span text:style-name="T538"><text:s/></text:span><text:span text:style-name="T539">secondNumber</text:span><text:span text:style-name="T540"> parameter, both of </text:span><text:span text:style-name="T541">Int</text:span><text:span text:style-name="T542"> type, and returns an </text:span><text:span text:style-name="T543">Int</text:span><text:span text:style-name="T544"> value.</text:span></text:p>
        </text:list-item>
        <text:list-item>
          <text:p text:style-name="P545"><text:span text:style-name="T546">Enter the code for the subtraction operation inside the </text:span><text:span text:style-name="T547">subtract()</text:span><text:span text:style-name="T548"> function body and then use the </text:span><text:span text:style-name="T549">return</text:span><text:span text:style-name="T550"> keyword to return the result of the operation.</text:span></text:p>
        </text:list-item>
      </text:list>
      <table:table table:style-name="Table551">
        <table:table-columns>
          <table:table-column table:style-name="TableColumn552"/>
        </table:table-columns>
        <table:table-row table:style-name="TableRow553">
          <table:table-cell table:style-name="TableCell554">
            <text:p text:style-name="P555">fun subtract(firstNumber: Int, secondNumber: Int): Int {<text:line-break/>    return firstNumber - secondNumber<text:line-break/>}</text:p>
          </table:table-cell>
        </table:table-row>
      </table:table>
      <text:p text:style-name="P556"/>
      <text:list text:style-name="LFO45" text:continue-numbering="true">
        <text:list-item>
          <text:p text:style-name="P557"><text:span text:style-name="T558">Modify the </text:span><text:span text:style-name="T559">main()</text:span><text:span text:style-name="T560"> function to use the new </text:span><text:span text:style-name="T561">subtract()</text:span><text:span text:style-name="T562"> function. An example solution could look like this:</text:span></text:p>
        </text:list-item>
      </text:list>
      <table:table table:style-name="Table563">
        <table:table-columns>
          <table:table-column table:style-name="TableColumn564"/>
        </table:table-columns>
        <table:table-row table:style-name="TableRow565">
          <table:table-cell table:style-name="TableCell566">
            <text:p text:style-name="P567">fun main() {<text:line-break/>    val firstNumber = 10<text:line-break/>    val secondNumber = 5<text:line-break/>    val thirdNumber = 8<text:line-break/>   <text:s/><text:line-break/>    val result = add(firstNumber, secondNumber)<text:line-break/>    val anotherResult = subtract(firstNumber, thirdNumber)<text:line-break/><text:soft-page-break/><text:line-break/>    println("$firstNumber + $secondNumber = $result")<text:line-break/>    println("$firstNumber - $thirdNumber = $anotherResult")<text:line-break/>}<text:line-break/><text:line-break/>fun add(firstNumber: Int, secondNumber: Int): Int {<text:line-break/>    return firstNumber + secondNumber<text:line-break/>}<text:line-break/><text:line-break/>fun subtract(firstNumber: Int, secondNumber: Int): Int {<text:line-break/>    return firstNumber - secondNumber<text:line-break/>}</text:p>
          </table:table-cell>
        </table:table-row>
      </table:table>
      <text:p text:style-name="P568"/>
      <text:p text:style-name="P569">Default parameters</text:p>
      <text:p text:style-name="P570">Step 1</text:p>
      <text:list text:style-name="LFO47" text:continue-numbering="true">
        <text:list-item>
          <text:p text:style-name="P571"><text:span text:style-name="T572">Create a </text:span><text:span text:style-name="T573">displayAlertMessage()</text:span><text:span text:style-name="T574"> function that accepts an</text:span><text:span text:style-name="T575"><text:s/></text:span><text:span text:style-name="T576">operatingSystem</text:span><text:span text:style-name="T577"><text:s/></text:span><text:span text:style-name="T578">parameter and </text:span><text:span text:style-name="T579">emailId</text:span><text:span text:style-name="T580"> parameter, both of</text:span><text:span text:style-name="T581"><text:s/></text:span><text:span text:style-name="T582">String</text:span><text:span text:style-name="T583"><text:s/></text:span><text:span text:style-name="T584">type,</text:span><text:span text:style-name="T585"><text:s/></text:span><text:span text:style-name="T586">and returns a </text:span><text:span text:style-name="T587">String</text:span><text:span text:style-name="T588"> value.</text:span></text:p>
        </text:list-item>
        <text:list-item>
          <text:p text:style-name="P589">In the function body, use a template expression to update the message and return it.</text:p>
        </text:list-item>
      </text:list>
      <table:table table:style-name="Table590">
        <table:table-columns>
          <table:table-column table:style-name="TableColumn591"/>
        </table:table-columns>
        <table:table-row table:style-name="TableRow592">
          <table:table-cell table:style-name="TableCell593">
            <text:p text:style-name="P594"><text:span text:style-name="T595">fun displayAlertMessage(operatingSystem: String, emailId: String): String {</text:span><text:span text:style-name="T596"><text:line-break/>    return "There is a new sign-in request on $operatingSystem for your Google Account $emailId."</text:span><text:span text:style-name="T597"><text:line-break/></text:span><text:span text:style-name="T598">}</text:span></text:p>
          </table:table-cell>
        </table:table-row>
      </table:table>
      <text:p text:style-name="P599"/>
      <text:p text:style-name="P600">Step 2</text:p>
      <text:list text:style-name="LFO48" text:continue-numbering="true">
        <text:list-item>
          <text:p text:style-name="P601"><text:span text:style-name="T602">Assign an </text:span><text:span text:style-name="T603">"Unknown OS"</text:span><text:span text:style-name="T604"> value to the </text:span><text:span text:style-name="T605">operatingSystem</text:span><text:span text:style-name="T606"> parameter.</text:span></text:p>
        </text:list-item>
      </text:list>
      <table:table table:style-name="Table607">
        <table:table-columns>
          <table:table-column table:style-name="TableColumn608"/>
        </table:table-columns>
        <table:table-row table:style-name="TableRow609">
          <table:table-cell table:style-name="TableCell610">
            <text:p text:style-name="P611">fun displayAlertMessage(<text:line-break/>    operatingSystem: String = "Unknown OS",<text:line-break/>    emailId: String<text:line-break/>): String {<text:line-break/>    return "There is a new sign-in request on $operatingSystem for your Google Account $emailId."<text:line-break/>}</text:p>
          </table:table-cell>
        </table:table-row>
      </table:table>
      <text:p text:style-name="P612"/>
      <text:p text:style-name="P613"/>
      <text:p text:style-name="P614"/>
      <text:p text:style-name="P615"/>
      <text:soft-page-break/>
      <text:p text:style-name="P616">Pedometer</text:p>
      <text:p text:style-name="Normal"><text:span text:style-name="T617">Function names and variable names should follow the </text:span><text:span text:style-name="T618">camel case</text:span><text:span text:style-name="T619"> convention.</text:span></text:p>
      <text:p text:style-name="P620">If the names contain multiple words, lowercase the first letter of the first word, capitalize the first letter of subsequent words, and remove any spaces between the words.</text:p>
      <text:p text:style-name="P621">Example function names include:</text:p>
      <text:list text:style-name="LFO48" text:continue-numbering="true">
        <text:list-item>
          <text:p text:style-name="P622">calculateTip</text:p>
        </text:list-item>
        <text:list-item>
          <text:p text:style-name="P623">displayMessage</text:p>
        </text:list-item>
        <text:list-item>
          <text:p text:style-name="P624">takePhoto</text:p>
        </text:list-item>
      </text:list>
      <text:p text:style-name="P625">Example variable names include:</text:p>
      <text:list text:style-name="LFO49" text:continue-numbering="true">
        <text:list-item>
          <text:p text:style-name="P626">numberOfEmails</text:p>
        </text:list-item>
        <text:list-item>
          <text:p text:style-name="P627">cityName</text:p>
        </text:list-item>
        <text:list-item>
          <text:p text:style-name="P628">bookPublicationDate</text:p>
        </text:list-item>
      </text:list>
      <text:p text:style-name="Normal"><text:span text:style-name="T629">To learn more about names, see </text:span><text:span text:style-name="T630">Naming rules</text:span><text:span text:style-name="T631"><text:s/>(</text:span><text:a xlink:href="https://kotlinlang.org/docs/coding-conventions.html#naming-rules" office:target-frame-name="_top" xlink:show="replace"><text:span text:style-name="T632">https://kotlinlang.org/docs/coding-conventions.html#naming-</text:span><text:bookmark-start text:name="_Hlt168302225"/><text:bookmark-start text:name="_Hlt168302226"/><text:span text:style-name="T633">r</text:span><text:bookmark-end text:name="_Hlt168302225"/><text:bookmark-end text:name="_Hlt168302226"/><text:span text:style-name="T634">ules</text:span></text:a><text:span text:style-name="T635">)</text:span><text:span text:style-name="T636">.</text:span></text:p>
      <text:p text:style-name="Normal"><text:span text:style-name="T637">Avoid using a </text:span><text:span text:style-name="T638">Kotlin keyword</text:span><text:span text:style-name="T639"><text:s/>(</text:span><text:a xlink:href="https://kotlinlang.org/docs/keyword-reference.html" office:target-frame-name="_top" xlink:show="replace"><text:span text:style-name="T640">https://kotlinlang.org/docs/k</text:span><text:bookmark-start text:name="_Hlt168302255"/><text:bookmark-start text:name="_Hlt168302256"/><text:span text:style-name="T641">e</text:span><text:bookmark-end text:name="_Hlt168302255"/><text:bookmark-end text:name="_Hlt168302256"/><text:span text:style-name="T642">yword-reference.html</text:span></text:a><text:span text:style-name="T643">)</text:span><text:span text:style-name="T644"> as a function name because those words are already assigned specific meanings in the Kotlin language.</text:span></text:p>
      <text:p text:style-name="P645">Your solution code should look something like this code snippet:</text:p>
      <table:table table:style-name="Table646">
        <table:table-columns>
          <table:table-column table:style-name="TableColumn647"/>
        </table:table-columns>
        <table:table-row table:style-name="TableRow648">
          <table:table-cell table:style-name="TableCell649">
            <text:p text:style-name="P650">fun main() {<text:line-break/>    val steps = 4000<text:line-break/>    val caloriesBurned = pedometerStepsToCalories(steps)<text:line-break/>    println("Walking $steps steps burns $caloriesBurned calories")<text:s/><text:line-break/>}<text:line-break/><text:line-break/>fun pedometerStepsToCalories(numberOfSteps: Int): Double {<text:line-break/>    val caloriesBurnedForEachStep = 0.04<text:line-break/>    val totalCaloriesBurned = numberOfSteps * caloriesBurnedForEachStep<text:line-break/>    return totalCaloriesBurned<text:line-break/>}</text:p>
          </table:table-cell>
        </table:table-row>
      </table:table>
      <text:p text:style-name="P651"/>
      <text:p text:style-name="P652">Compare two numbers</text:p>
      <text:list text:style-name="LFO50" text:continue-numbering="true">
        <text:list-item>
          <text:p text:style-name="P653"><text:span text:style-name="T654">Create a </text:span><text:span text:style-name="T655">compareTime()</text:span><text:span text:style-name="T656"> function that accepts a</text:span><text:span text:style-name="T657"><text:s/></text:span><text:span text:style-name="T658">timeSpentToday</text:span><text:span text:style-name="T659"><text:s/></text:span><text:span text:style-name="T660">parameter</text:span><text:span text:style-name="T661"><text:s/></text:span><text:span text:style-name="T662">and a </text:span><text:span text:style-name="T663">timeSpentYesterday</text:span><text:span text:style-name="T664"> parameter, both of </text:span><text:span text:style-name="T665">Int</text:span><text:span text:style-name="T666"> type, and returns a </text:span><text:span text:style-name="T667">Boolean</text:span><text:span text:style-name="T668"> value.</text:span></text:p>
        </text:list-item>
      </text:list>
      <text:soft-page-break/>
      <text:p text:style-name="Normal"><text:span text:style-name="T669">The solution relies on the </text:span><text:span text:style-name="T670">&gt;</text:span><text:span text:style-name="T671"> comparison operator. The operator evaluates to a </text:span><text:span text:style-name="T672">Boolean</text:span><text:span text:style-name="T673"> value, so the </text:span><text:span text:style-name="T674">compareTime()</text:span><text:span text:style-name="T675"> function simply returns the result of </text:span><text:span text:style-name="T676">timeSpentToday &gt; timeSpentYesterday</text:span><text:span text:style-name="T677">.</text:span></text:p>
      <text:p text:style-name="Normal"><text:span text:style-name="T678">For example, if you pass a </text:span><text:span text:style-name="T679">300</text:span><text:span text:style-name="T680"> argument to the </text:span><text:span text:style-name="T681">timeSpentToday</text:span><text:span text:style-name="T682"> parameter and a </text:span><text:span text:style-name="T683">250</text:span><text:span text:style-name="T684"> argument to the </text:span><text:span text:style-name="T685">timeSpentYesterday</text:span><text:span text:style-name="T686"> parameter, the function body evaluates to </text:span><text:span text:style-name="T687">300 &gt; 250</text:span><text:span text:style-name="T688">, which returns a </text:span><text:span text:style-name="T689">true</text:span><text:span text:style-name="T690"> value because 300 is greater than 250.</text:span></text:p>
      <table:table table:style-name="Table691">
        <table:table-columns>
          <table:table-column table:style-name="TableColumn692"/>
        </table:table-columns>
        <table:table-row table:style-name="TableRow693">
          <table:table-cell table:style-name="TableCell694">
            <text:p text:style-name="P695">fun main() {<text:line-break/>    println("Have I spent more time using my phone today: ${compareTime(300, 250)}")<text:line-break/>    println("Have I spent more time using my phone today: ${compareTime(300, 300)}")<text:line-break/>    println("Have I spent more time using my phone today: ${compareTime(200, 220)}")<text:line-break/>}<text:line-break/><text:line-break/>fun compareTime(timeSpentToday: Int, timeSpentYesterday: Int): Boolean {<text:line-break/>    return timeSpentToday &gt; timeSpentYesterday<text:line-break/>}</text:p>
          </table:table-cell>
        </table:table-row>
      </table:table>
      <text:p text:style-name="P696"/>
      <table:table table:style-name="Table697">
        <table:table-columns>
          <table:table-column table:style-name="TableColumn698"/>
        </table:table-columns>
        <table:table-row table:style-name="TableRow699">
          <table:table-cell table:style-name="TableCell700">
            <text:p text:style-name="P701">Have I spent more time using my phone today: true</text:p>
            <text:p text:style-name="P702">Have I spent more time using my phone today: false</text:p>
            <text:p text:style-name="P703">Have I spent more time using my phone today: false</text:p>
          </table:table-cell>
        </table:table-row>
      </table:table>
      <text:p text:style-name="P704"/>
      <text:p text:style-name="P705">Move duplicate code into a function</text:p>
      <text:list text:style-name="LFO51" text:continue-numbering="true">
        <text:list-item>
          <text:p text:style-name="P706"><text:span text:style-name="T707">Create a function that prints out the weather details for the city of Ankara after the</text:span><text:span text:style-name="T708"><text:s/></text:span><text:span text:style-name="T709">main()</text:span><text:span text:style-name="T710"> function.</text:span></text:p>
        </text:list-item>
      </text:list>
      <text:p text:style-name="Normal"><text:span text:style-name="T711">For the function name, you can use </text:span><text:span text:style-name="T712">printWeatherForCity()</text:span><text:span text:style-name="T713"> or something similar.</text:span></text:p>
      <text:list text:style-name="LFO51" text:continue-numbering="true">
        <text:list-item>
          <text:p text:style-name="P714"><text:span text:style-name="T715">Call the function from the </text:span><text:span text:style-name="T716">main() </text:span><text:span text:style-name="T717">function.</text:span></text:p>
        </text:list-item>
      </text:list>
      <text:p text:style-name="P718">The program should print the weather details for Ankara.</text:p>
      <table:table table:style-name="Table719">
        <table:table-columns>
          <table:table-column table:style-name="TableColumn720"/>
        </table:table-columns>
        <table:table-row table:style-name="TableRow721">
          <table:table-cell table:style-name="TableCell722">
            <text:p text:style-name="P723">fun main() {<text:line-break/>    printWeatherForCity()<text:line-break/>}<text:line-break/><text:line-break/>fun printWeatherForCity() {<text:line-break/>    println("City: Ankara")<text:line-break/>    println("Low temperature: 27, High temperature: 31")<text:line-break/>    println("Chance of rain: 82%")<text:line-break/><text:soft-page-break/>    println()<text:line-break/>}</text:p>
          </table:table-cell>
        </table:table-row>
      </table:table>
      <text:p text:style-name="P724"/>
      <text:p text:style-name="P725">Now you can create another function that's more flexible so that it can print weather details for other cities.</text:p>
      <text:list text:style-name="LFO51" text:continue-numbering="true">
        <text:list-item>
          <text:p text:style-name="P726"><text:span text:style-name="T727">Replace the Ankara-specific parts of the </text:span><text:span text:style-name="T728">println()</text:span><text:span text:style-name="T729"> statements with variables.</text:span></text:p>
        </text:list-item>
      </text:list>
      <text:p text:style-name="Normal"><text:span text:style-name="T730">Remember to use camel case convention for the variable names and the </text:span><text:span text:style-name="T731">$</text:span><text:span text:style-name="T732"> symbol before the variable so that the value of the variable gets used instead of the variable name. These are string templates which you learned about in an earlier codelab.</text:span></text:p>
      <table:table table:style-name="Table733">
        <table:table-columns>
          <table:table-column table:style-name="TableColumn734"/>
        </table:table-columns>
        <table:table-row table:style-name="TableRow735">
          <table:table-cell table:style-name="TableCell736">
            <text:p text:style-name="P737">fun printWeatherForCity() {<text:line-break/>    println("City: $cityName")<text:line-break/>    println("Low temperature: $lowTemp, High temperature: $highTemp")<text:line-break/>    println("Chance of rain: $chanceOfRain%")<text:line-break/>    println()<text:line-break/>}</text:p>
          </table:table-cell>
        </table:table-row>
      </table:table>
      <text:p text:style-name="P738"/>
      <text:list text:style-name="LFO51" text:continue-numbering="true">
        <text:list-item>
          <text:p text:style-name="P739">Change the function definition so that those variables are parameters that must be passed into the function when it's called and specify the data type for each parameter.</text:p>
        </text:list-item>
      </text:list>
      <text:p text:style-name="Normal"><text:span text:style-name="T740">The </text:span><text:span text:style-name="T741">cityName</text:span><text:span text:style-name="T742"> parameter is of </text:span><text:span text:style-name="T743">String</text:span><text:span text:style-name="T744"> type, while the </text:span><text:span text:style-name="T745">lowTemp</text:span><text:span text:style-name="T746">, </text:span><text:span text:style-name="T747">highTemp</text:span><text:span text:style-name="T748">, and</text:span><text:span text:style-name="T749"><text:s/></text:span><text:span text:style-name="T750">chanceOfRain</text:span><text:span text:style-name="T751"> parameters are of Int type.</text:span></text:p>
      <text:p text:style-name="Normal"><text:span text:style-name="T752">There's no </text:span><text:span text:style-name="T753">return</text:span><text:span text:style-name="T754"> value needed in the function definition because the messages are printed to the output.</text:span></text:p>
      <table:table table:style-name="Table755">
        <table:table-columns>
          <table:table-column table:style-name="TableColumn756"/>
        </table:table-columns>
        <table:table-row table:style-name="TableRow757">
          <table:table-cell table:style-name="TableCell758">
            <text:p text:style-name="P759">fun printWeatherForCity(cityName: String, lowTemp: Int, highTemp: Int, chanceOfRain: Int) {<text:line-break/>    println("City: $cityName")<text:line-break/>    println("Low temperature: $lowTemp, High temperature: $highTemp")<text:line-break/>    println("Chance of rain: $chanceOfRain%")<text:line-break/>    println()<text:line-break/>}</text:p>
          </table:table-cell>
        </table:table-row>
      </table:table>
      <text:p text:style-name="P760"/>
      <text:list text:style-name="LFO51" text:continue-numbering="true">
        <text:list-item>
          <text:p text:style-name="P761"><text:span text:style-name="T762">Update the </text:span><text:span text:style-name="T763">main()</text:span><text:span text:style-name="T764"> function to call the</text:span><text:span text:style-name="T765"><text:s/></text:span><text:span text:style-name="T766">printWeatherForCity()</text:span><text:span text:style-name="T767"><text:s/></text:span><text:span text:style-name="T768">function and pass in the weather details for Ankara.</text:span></text:p>
        </text:list-item>
      </text:list>
      <text:p text:style-name="Normal"><text:span text:style-name="T769">The city name is </text:span><text:span text:style-name="T770">"Ankara"</text:span><text:span text:style-name="T771">, the low temperature is </text:span><text:span text:style-name="T772">27</text:span><text:span text:style-name="T773">, the high temperature is </text:span><text:span text:style-name="T774">31</text:span><text:span text:style-name="T775">, and the chance of rain is </text:span><text:span text:style-name="T776">82</text:span><text:span text:style-name="T777">.</text:span></text:p>
      <table:table table:style-name="Table778">
        <table:table-columns>
          <table:table-column table:style-name="TableColumn779"/>
        </table:table-columns>
        <table:table-row table:style-name="TableRow780">
          <table:table-cell table:style-name="TableCell781">
            <text:p text:style-name="P782">fun main() {<text:line-break/>    printWeatherForCity("Ankara", 27, 31, 82)<text:line-break/><text:soft-page-break/>}<text:line-break/><text:line-break/>fun printWeatherForCity(cityName: String, lowTemp: Int, highTemp: Int, chanceOfRain: Int) {<text:line-break/>    println("City: $cityName")<text:line-break/>    println("Low temperature: $lowTemp, High temperature: $highTemp")<text:line-break/>    println("Chance of rain: $chanceOfRain%")<text:line-break/>    println()<text:line-break/>}</text:p>
          </table:table-cell>
        </table:table-row>
      </table:table>
      <text:p text:style-name="P783"/>
      <text:list text:style-name="LFO51" text:continue-numbering="true">
        <text:list-item>
          <text:p text:style-name="P784">Run the program to verify that the output shows the weather details for Ankara.</text:p>
        </text:list-item>
        <text:list-item>
          <text:p text:style-name="P785"><text:span text:style-name="T786">Call the </text:span><text:span text:style-name="T787">printWeatherForCity()</text:span><text:span text:style-name="T788"> function with the weather details for the other cities.</text:span></text:p>
        </text:list-item>
      </text:list>
      <table:table table:style-name="Table789">
        <table:table-columns>
          <table:table-column table:style-name="TableColumn790"/>
        </table:table-columns>
        <table:table-row table:style-name="TableRow791">
          <table:table-cell table:style-name="TableCell792">
            <text:p text:style-name="P793">fun main() {<text:line-break/>    printWeatherForCity("Ankara", 27, 31, 82)<text:line-break/>    printWeatherForCity("Tokyo", 32, 36, 10)<text:line-break/>    printWeatherForCity("Cape Town", 59, 64, 2)<text:line-break/>    printWeatherForCity("Guatemala City", 50, 55, 7)<text:line-break/>}<text:line-break/><text:line-break/>fun printWeatherForCity(cityName: String, lowTemp: Int, highTemp: Int, chanceOfRain: Int) {<text:line-break/>    println("City: $cityName")<text:line-break/>    println("Low temperature: $lowTemp, High temperature: $highTemp")<text:line-break/>    println("Chance of rain: $chanceOfRain%")<text:line-break/>    println()<text:line-break/>}</text:p>
          </table:table-cell>
        </table:table-row>
      </table:table>
      <text:p text:style-name="P794"/>
      <text:list text:style-name="LFO51" text:continue-numbering="true">
        <text:list-item>
          <text:p text:style-name="P795">Run the program.</text:p>
        </text:list-item>
      </text:list>
      <text:p text:style-name="Normal"><text:span text:style-name="T796">It should print the same output as the original program, but now your code is more concise and doesn't contain unnecessary repetition! All the code for printing weather details of a city is centralized in a single place: the</text:span><text:span text:style-name="T797"><text:s/></text:span><text:span text:style-name="T798">printWeatherForCity()</text:span><text:span text:style-name="T799"><text:s/></text:span><text:span text:style-name="T800">function. If you ever want to change how weather details are displayed, you can change them in a single place that applies to all the cities.</text:span></text:p>
      <text:p text:style-name="P801"/>
      <text:p text:style-name="Normal"><text:span text:style-name="T802">13. Additional Practice</text:span></text:p>
      <text:p text:style-name="Normal"><text:span text:style-name="T803">For more practice on the Kotlin language, check out the Kotlin Core track by JetBrains Academy</text:span><text:span text:style-name="T804"><text:s/>(</text:span><text:a xlink:href="https://hyperskill.org/tracks/18" office:target-frame-name="_top" xlink:show="replace"><text:span text:style-name="T805">https://hyper</text:span><text:bookmark-start text:name="_Hlt168303006"/><text:bookmark-start text:name="_Hlt168303007"/><text:span text:style-name="T806">s</text:span><text:bookmark-end text:name="_Hlt168303006"/><text:bookmark-end text:name="_Hlt168303007"/><text:span text:style-name="T807">kill.org/tracks/18</text:span></text:a><text:span text:style-name="T808">)</text:span><text:span text:style-name="T809">. To jump to a specific topic, go to the knowledge map</text:span><text:span text:style-name="T810"><text:s/>(</text:span><text:a xlink:href="https://hyperskill.org/knowledge-map" office:target-frame-name="_top" xlink:show="replace"><text:span text:style-name="T811">https://hyperskill.org/knowle</text:span><text:bookmark-start text:name="_Hlt168303033"/><text:bookmark-start text:name="_Hlt168303034"/><text:span text:style-name="T812">d</text:span><text:bookmark-end text:name="_Hlt168303033"/><text:bookmark-end text:name="_Hlt168303034"/><text:span text:style-name="T813">ge-map</text:span></text:a><text:span text:style-name="T814">)</text:span><text:span text:style-name="T815"><text:s/></text:span><text:span text:style-name="T816">to view the list of topics covered in the tra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typ" style:display-name="typ" style:family="text" style:parent-style-name="DefaultParagraphFont"/>
    <style:style style:name="lit" style:display-name="li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com" style:display-name="com" style:family="text" style:parent-style-name="DefaultParagraphFont"/>
    <style:style style:name="kwd" style:display-name="kwd"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3T08:34:00Z</meta:creation-date>
    <dc:date>2024-06-03T08:34:00Z</dc:date>
    <meta:template xlink:href="Normal.dotm" xlink:type="simple"/>
    <meta:editing-cycles>1</meta:editing-cycles>
    <meta:editing-duration>PT0S</meta:editing-duration>
    <meta:document-statistic meta:page-count="17" meta:paragraph-count="48" meta:word-count="3732" meta:character-count="24215" meta:row-count="171" meta:non-whitespace-character-count="20531"/>
  </office:meta>
</office:document-meta>
</file>